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automatic-styles>
    <style:style style:name="Table1" style:family="table">
      <style:table-properties style:width="7.5472in" fo:margin-left="-0.075in" fo:margin-top="0in" fo:margin-bottom="0in" table:align="left" style:writing-mode="lr-tb"/>
    </style:style>
    <style:style style:name="Table1.A" style:family="table-column">
      <style:table-column-properties style:column-width="3.0743in"/>
    </style:style>
    <style:style style:name="Table1.B" style:family="table-column">
      <style:table-column-properties style:column-width="4.472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writing-mode="lr-tb">
        <style:background-image/>
      </style:table-cell-properties>
    </style:style>
    <style:style style:name="Table12" style:family="table">
      <style:table-properties style:width="7.5479in" fo:margin-left="-0.075in" fo:margin-top="0in" fo:margin-bottom="0in" table:align="left" style:writing-mode="lr-tb"/>
    </style:style>
    <style:style style:name="Table12.A" style:family="table-column">
      <style:table-column-properties style:column-width="4.0417in"/>
    </style:style>
    <style:style style:name="Table12.B" style:family="table-column">
      <style:table-column-properties style:column-width="3.5063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4" style:family="table">
      <style:table-properties style:width="7.5479in" fo:margin-left="-0.075in" fo:margin-top="0in" fo:margin-bottom="0in" table:align="left" style:writing-mode="lr-tb"/>
    </style:style>
    <style:style style:name="Table4.A" style:family="table-column">
      <style:table-column-properties style:column-width="4.0417in"/>
    </style:style>
    <style:style style:name="Table4.B" style:family="table-column">
      <style:table-column-properties style:column-width="3.5063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10" style:family="table">
      <style:table-properties style:width="7.5479in" fo:margin-left="-0.075in" fo:margin-top="0in" fo:margin-bottom="0in" table:align="left" style:writing-mode="lr-tb"/>
    </style:style>
    <style:style style:name="Table10.A" style:family="table-column">
      <style:table-column-properties style:column-width="4.0417in"/>
    </style:style>
    <style:style style:name="Table10.B" style:family="table-column">
      <style:table-column-properties style:column-width="3.5063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2" style:family="table">
      <style:table-properties style:width="7.5479in" fo:margin-left="-0.075in" fo:margin-top="0in" fo:margin-bottom="0in" table:align="left" style:writing-mode="lr-tb"/>
    </style:style>
    <style:style style:name="Table2.A" style:family="table-column">
      <style:table-column-properties style:column-width="4.0417in"/>
    </style:style>
    <style:style style:name="Table2.B" style:family="table-column">
      <style:table-column-properties style:column-width="3.506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11" style:family="table">
      <style:table-properties style:width="7.5521in" fo:margin-left="-0.075in" fo:margin-top="0in" fo:margin-bottom="0in" table:align="left" style:writing-mode="lr-tb"/>
    </style:style>
    <style:style style:name="Table11.A" style:family="table-column">
      <style:table-column-properties style:column-width="6.2243in"/>
    </style:style>
    <style:style style:name="Table11.B" style:family="table-column">
      <style:table-column-properties style:column-width="1.3278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3" style:family="table">
      <style:table-properties style:width="7.5472in" fo:margin-left="-0.075in" fo:margin-top="0in" fo:margin-bottom="0in" table:align="left" style:writing-mode="lr-tb"/>
    </style:style>
    <style:style style:name="Table3.A" style:family="table-column">
      <style:table-column-properties style:column-width="4.041in"/>
    </style:style>
    <style:style style:name="Table3.B" style:family="table-column">
      <style:table-column-properties style:column-width="3.5063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7.5472in" fo:margin-left="-0.075in" fo:margin-top="0in" fo:margin-bottom="0in" table:align="left" style:writing-mode="lr-tb"/>
    </style:style>
    <style:style style:name="Table5.A" style:family="table-column">
      <style:table-column-properties style:column-width="4.041in"/>
    </style:style>
    <style:style style:name="Table5.B" style:family="table-column">
      <style:table-column-properties style:column-width="3.5063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7.5472in" fo:margin-left="-0.075in" fo:margin-top="0in" fo:margin-bottom="0in" table:align="left" style:writing-mode="lr-tb"/>
    </style:style>
    <style:style style:name="Table6.A" style:family="table-column">
      <style:table-column-properties style:column-width="4.041in"/>
    </style:style>
    <style:style style:name="Table6.B" style:family="table-column">
      <style:table-column-properties style:column-width="3.5063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7.5472in" fo:margin-left="-0.075in" fo:margin-top="0in" fo:margin-bottom="0in" table:align="left" style:writing-mode="lr-tb"/>
    </style:style>
    <style:style style:name="Table7.A" style:family="table-column">
      <style:table-column-properties style:column-width="4.041in"/>
    </style:style>
    <style:style style:name="Table7.B" style:family="table-column">
      <style:table-column-properties style:column-width="3.5063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7.5479in" fo:margin-left="-0.075in" fo:margin-top="0in" fo:margin-bottom="0in" table:align="left" style:writing-mode="lr-tb"/>
    </style:style>
    <style:style style:name="Table8.A" style:family="table-column">
      <style:table-column-properties style:column-width="1.5813in"/>
    </style:style>
    <style:style style:name="Table8.B" style:family="table-column">
      <style:table-column-properties style:column-width="1.9681in"/>
    </style:style>
    <style:style style:name="Table8.C" style:family="table-column">
      <style:table-column-properties style:column-width="3.9986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7.5479in" fo:margin-left="-0.075in" fo:margin-top="0in" fo:margin-bottom="0in" table:align="left" style:writing-mode="lr-tb"/>
    </style:style>
    <style:style style:name="Table9.A" style:family="table-column">
      <style:table-column-properties style:column-width="1.5813in"/>
    </style:style>
    <style:style style:name="Table9.B" style:family="table-column">
      <style:table-column-properties style:column-width="1.9681in"/>
    </style:style>
    <style:style style:name="Table9.C" style:family="table-column">
      <style:table-column-properties style:column-width="3.9986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15%" fo:orphans="0" fo:widows="0"/>
    </style:style>
    <style:style style:name="P2" style:family="paragraph" style:parent-style-name="Standard">
      <style:text-properties style:font-name="Arial" style:font-name-asian="Arial2" style:font-name-complex="Arial2"/>
    </style:style>
    <style:style style:name="P3" style:family="paragraph" style:parent-style-name="Standard">
      <style:paragraph-properties fo:margin-left="0in" fo:margin-right="0in" fo:text-indent="0in" style:auto-text-indent="false"/>
      <style:text-properties style:font-name="Arial" style:font-name-asian="Arial2" style:font-name-complex="Arial2"/>
    </style:style>
    <style:style style:name="P4" style:family="paragraph" style:parent-style-name="Standard">
      <style:paragraph-properties fo:margin-left="0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5" style:family="paragraph" style:parent-style-name="Standard">
      <style:paragraph-properties fo:margin-left="0.4925in" fo:margin-right="0in" fo:text-indent="0in" style:auto-text-indent="false"/>
      <style:text-properties style:font-name="Arial" fo:font-size="12pt" fo:font-weight="normal" style:font-name-asian="Arial2" style:font-size-asian="12pt" style:font-weight-asian="normal" style:font-name-complex="Arial2" style:font-size-complex="14pt"/>
    </style:style>
    <style:style style:name="P6" style:family="paragraph" style:parent-style-name="Standard">
      <style:text-properties style:font-name="Arial" fo:font-size="12pt" fo:font-weight="normal" style:font-name-asian="Arial2" style:font-size-asian="12pt" style:font-weight-asian="normal" style:font-name-complex="Arial2" style:font-size-complex="14pt"/>
    </style:style>
    <style:style style:name="P7" style:family="paragraph" style:parent-style-name="Standard">
      <style:paragraph-properties fo:margin-left="0in" fo:margin-right="0in" fo:text-indent="0in" style:auto-text-indent="false"/>
      <style:text-properties style:font-name="Arial" fo:font-size="12pt" fo:font-weight="normal" officeooo:paragraph-rsid="005ca48b" style:font-name-asian="Arial2" style:font-size-asian="12pt" style:font-weight-asian="normal" style:font-name-complex="Arial2" style:font-size-complex="14pt"/>
    </style:style>
    <style:style style:name="P8" style:family="paragraph" style:parent-style-name="Standard">
      <style:paragraph-properties fo:margin-left="0in" fo:margin-right="0in" fo:text-indent="0in" style:auto-text-indent="false"/>
      <style:text-properties style:font-name="Arial" fo:font-size="12pt" fo:font-weight="normal" officeooo:paragraph-rsid="00628e76" style:font-name-asian="Arial2" style:font-size-asian="12pt" style:font-weight-asian="normal" style:font-name-complex="Arial2" style:font-size-complex="14pt"/>
    </style:style>
    <style:style style:name="P9"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font-size-complex="14pt"/>
    </style:style>
    <style:style style:name="P10"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normal" style:letter-kerning="false" style:font-name-asian="Arial2" style:font-size-asian="12pt" style:font-weight-asian="normal" style:font-name-complex="Arial2"/>
    </style:style>
    <style:style style:name="P11" style:family="paragraph" style:parent-style-name="Standard">
      <style:paragraph-properties fo:margin-left="0in" fo:margin-right="0in" fo:text-indent="0in" style:auto-text-indent="false"/>
      <style:text-properties style:font-name="Arial" fo:font-size="12pt" fo:font-weight="bold" style:font-name-asian="Arial2" style:font-size-asian="12pt" style:font-weight-asian="bold" style:font-name-complex="Arial2" style:font-size-complex="14pt"/>
    </style:style>
    <style:style style:name="P12"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style:letter-kerning="false" style:font-name-asian="Arial2" style:font-size-asian="12pt" style:font-weight-asian="bold" style:font-name-complex="Arial2" style:font-size-complex="14pt"/>
    </style:style>
    <style:style style:name="P13"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26e741" officeooo:paragraph-rsid="0026e741" style:letter-kerning="false" style:font-name-asian="Arial2" style:font-size-asian="12pt" style:font-weight-asian="bold" style:font-name-complex="Arial2" style:font-size-complex="14pt"/>
    </style:style>
    <style:style style:name="P14"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4a0c1b" officeooo:paragraph-rsid="004a0c1b" style:letter-kerning="false" style:font-name-asian="Arial2" style:font-size-asian="12pt" style:font-weight-asian="bold" style:font-name-complex="Arial2" style:font-size-complex="14pt"/>
    </style:style>
    <style:style style:name="P15" style:family="paragraph" style:parent-style-name="Standard">
      <style:paragraph-properties fo:margin-left="0in" fo:margin-right="0in" fo:margin-top="0in" fo:margin-bottom="0in" style:contextual-spacing="false" fo:orphans="0" fo:widows="0" fo:text-indent="0in" style:auto-text-indent="false"/>
      <style:text-properties style:font-name="Arial" fo:font-size="12pt" fo:font-weight="bold" officeooo:rsid="005e9f05" officeooo:paragraph-rsid="00628e76" style:letter-kerning="false" style:font-name-asian="Arial2" style:font-size-asian="12pt" style:font-weight-asian="bold" style:font-name-complex="Arial2" style:font-size-complex="14pt"/>
    </style:style>
    <style:style style:name="P1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size="12pt" fo:font-weight="bold" style:letter-kerning="false" style:font-name-asian="Arial2" style:font-size-asian="12pt" style:font-weight-asian="bold" style:font-name-complex="Arial2"/>
    </style:style>
    <style:style style:name="P17" style:family="paragraph" style:parent-style-name="Standard">
      <style:paragraph-properties fo:margin-top="0in" fo:margin-bottom="0in" style:contextual-spacing="false" fo:line-height="115%" fo:text-align="end" style:justify-single-word="false" fo:orphans="0" fo:widows="0"/>
      <style:text-properties style:font-name="Arial" fo:font-size="12pt" style:letter-kerning="false" style:font-name-asian="Arial2" style:font-size-asian="12pt" style:font-name-complex="Arial2" style:font-size-complex="12pt"/>
    </style:style>
    <style:style style:name="P18" style:family="paragraph" style:parent-style-name="Standard">
      <style:paragraph-properties fo:margin-left="0in" fo:margin-right="0in" fo:margin-top="0in" fo:margin-bottom="0in" style:contextual-spacing="false" fo:orphans="0" fo:widows="0" fo:text-indent="0in" style:auto-text-indent="false"/>
      <style:text-properties style:font-name="Arial" style:letter-kerning="false" style:font-name-asian="Arial2" style:font-name-complex="Arial2"/>
    </style:style>
    <style:style style:name="P19" style:family="paragraph" style:parent-style-name="Standard">
      <style:paragraph-properties fo:margin-top="0in" fo:margin-bottom="0in" style:contextual-spacing="false" fo:orphans="0" fo:widows="0"/>
      <style:text-properties style:font-name="Arial" style:letter-kerning="false" style:font-name-asian="Arial2" style:font-name-complex="Arial2"/>
    </style:style>
    <style:style style:name="P20" style:family="paragraph" style:parent-style-name="Standard">
      <style:paragraph-properties fo:margin-top="0in" fo:margin-bottom="0in" style:contextual-spacing="false" fo:text-align="start" style:justify-single-word="false" fo:orphans="0" fo:widows="0"/>
      <style:text-properties style:font-name="Arial" style:letter-kerning="false" style:font-name-asian="Arial2" style:font-name-complex="Arial2"/>
    </style:style>
    <style:style style:name="P21" style:family="paragraph" style:parent-style-name="Standard">
      <style:paragraph-properties fo:margin-top="0in" fo:margin-bottom="0in" style:contextual-spacing="false" fo:line-height="115%" fo:orphans="0" fo:widows="0"/>
      <style:text-properties style:font-name="Arial" officeooo:rsid="00549772" officeooo:paragraph-rsid="00549772" style:letter-kerning="false" style:font-name-asian="Arial2" style:font-name-complex="Arial2"/>
    </style:style>
    <style:style style:name="P22" style:family="paragraph" style:parent-style-name="Standard">
      <style:paragraph-properties fo:margin-top="0in" fo:margin-bottom="0in" style:contextual-spacing="false" fo:text-align="start" style:justify-single-word="false" fo:orphans="0" fo:widows="0"/>
      <style:text-properties style:font-name="Arial" officeooo:rsid="00759cc7" officeooo:paragraph-rsid="00759cc7" style:letter-kerning="false" style:font-name-asian="Arial2" style:font-name-complex="Arial2"/>
    </style:style>
    <style:style style:name="P23" style:family="paragraph" style:parent-style-name="Standard">
      <style:paragraph-properties fo:margin-top="0in" fo:margin-bottom="0in" style:contextual-spacing="false" fo:orphans="0" fo:widows="0"/>
      <style:text-properties style:font-name="Arial" officeooo:rsid="00759f43" officeooo:paragraph-rsid="00759f43" style:letter-kerning="false" style:font-name-asian="Arial2" style:font-name-complex="Arial2"/>
    </style:style>
    <style:style style:name="P24" style:family="paragraph" style:parent-style-name="Standard">
      <style:paragraph-properties fo:margin-top="0in" fo:margin-bottom="0in" style:contextual-spacing="false" fo:line-height="115%" fo:orphans="0" fo:widows="0"/>
      <style:text-properties style:font-name="Arial" style:letter-kerning="false" style:font-name-asian="Arial2" style:font-name-complex="Arial2"/>
    </style:style>
    <style:style style:name="P25" style:family="paragraph" style:parent-style-name="Standard">
      <style:paragraph-properties fo:margin-top="0in" fo:margin-bottom="0in" style:contextual-spacing="false" fo:line-height="115%" fo:orphans="0" fo:widows="0"/>
      <style:text-properties style:font-name="Arial" officeooo:rsid="0083697c" officeooo:paragraph-rsid="0083697c" style:letter-kerning="false" style:font-name-asian="Arial2" style:font-name-complex="Arial2"/>
    </style:style>
    <style:style style:name="P26" style:family="paragraph" style:parent-style-name="Standard">
      <style:text-properties style:font-name="Arial" fo:font-size="16pt" fo:font-weight="bold" style:font-name-asian="Arial2" style:font-size-asian="16pt" style:font-weight-asian="bold" style:font-name-complex="Arial2" style:font-size-complex="14pt"/>
    </style:style>
    <style:style style:name="P27" style:family="paragraph" style:parent-style-name="Standard">
      <style:paragraph-properties fo:margin-left="0in" fo:margin-right="0in" fo:text-indent="0in" style:auto-text-indent="false"/>
      <style:text-properties style:font-name="Arial" fo:font-size="16pt" fo:font-weight="bold" style:font-name-asian="Arial2" style:font-size-asian="16pt" style:font-weight-asian="bold" style:font-name-complex="Arial2" style:font-size-complex="14pt"/>
    </style:style>
    <style:style style:name="P28" style:family="paragraph" style:parent-style-name="Standard">
      <style:paragraph-properties fo:margin-left="0in" fo:margin-right="0in" fo:text-indent="0in" style:auto-text-indent="false"/>
      <style:text-properties style:font-name="Arial" fo:font-size="16pt" fo:font-weight="bold" officeooo:paragraph-rsid="004a0c1b" style:font-name-asian="Arial2" style:font-size-asian="16pt" style:font-weight-asian="bold" style:font-name-complex="Arial2" style:font-size-complex="14pt"/>
    </style:style>
    <style:style style:name="P29" style:family="paragraph" style:parent-style-name="Standard">
      <style:paragraph-properties fo:margin-left="0in" fo:margin-right="0in" fo:text-indent="0in" style:auto-text-indent="false"/>
      <style:text-properties style:font-name="Arial" fo:font-size="16pt" fo:font-weight="bold" officeooo:rsid="004a0c1b" officeooo:paragraph-rsid="00616a82" style:font-name-asian="Arial2" style:font-size-asian="16pt" style:font-weight-asian="bold" style:font-name-complex="Arial2" style:font-size-complex="14pt"/>
    </style:style>
    <style:style style:name="P30" style:family="paragraph" style:parent-style-name="Standard">
      <style:text-properties style:font-name="Arial" fo:font-size="14pt" fo:font-weight="bold" style:font-name-asian="Arial2" style:font-size-asian="14pt" style:font-weight-asian="bold" style:font-name-complex="Arial2" style:font-size-complex="14pt"/>
    </style:style>
    <style:style style:name="P31" style:family="paragraph" style:parent-style-name="Standard">
      <style:text-properties style:font-name="Arial" fo:font-size="14pt" style:font-name-asian="Arial2" style:font-size-asian="14pt" style:font-name-complex="Arial2" style:font-size-complex="14pt"/>
    </style:style>
    <style:style style:name="P32" style:family="paragraph" style:parent-style-name="Standard">
      <style:text-properties style:font-name="Arial" fo:font-style="italic" style:font-name-asian="Arial2" style:font-style-asian="italic" style:font-name-complex="Arial2"/>
    </style:style>
    <style:style style:name="P33"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1e8859" style:letter-kerning="false" style:font-name-asian="Arial2" style:font-weight-asian="bold" style:font-name-complex="Arial2"/>
    </style:style>
    <style:style style:name="P34"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26e741" style:letter-kerning="false" style:font-name-asian="Arial2" style:font-weight-asian="bold" style:font-name-complex="Arial2"/>
    </style:style>
    <style:style style:name="P35"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4a0c1b" style:letter-kerning="false" style:font-name-asian="Arial2" style:font-weight-asian="bold" style:font-name-complex="Arial2"/>
    </style:style>
    <style:style style:name="P36"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5ca48b" style:letter-kerning="false" style:font-name-asian="Arial2" style:font-weight-asian="bold" style:font-name-complex="Arial2"/>
    </style:style>
    <style:style style:name="P37" style:family="paragraph" style:parent-style-name="Standard">
      <style:paragraph-properties fo:margin-left="0in" fo:margin-right="0in" fo:margin-top="0in" fo:margin-bottom="0in" style:contextual-spacing="false" fo:text-align="end" style:justify-single-word="false" fo:orphans="0" fo:widows="0" fo:text-indent="0in" style:auto-text-indent="false"/>
      <style:text-properties style:font-name="Arial" fo:font-weight="bold" officeooo:paragraph-rsid="00628e76" style:letter-kerning="false" style:font-name-asian="Arial2" style:font-weight-asian="bold" style:font-name-complex="Arial2"/>
    </style:style>
    <style:style style:name="P38" style:family="paragraph" style:parent-style-name="Standard">
      <style:paragraph-properties fo:margin-top="0in" fo:margin-bottom="0in" style:contextual-spacing="false" fo:orphans="0" fo:widows="0"/>
      <style:text-properties style:font-name="Arial" fo:font-weight="bold" style:letter-kerning="false" style:font-name-asian="Arial2" style:font-weight-asian="bold" style:font-name-complex="Arial2"/>
    </style:style>
    <style:style style:name="P39" style:family="paragraph" style:parent-style-name="Standard">
      <style:paragraph-properties fo:margin-top="0in" fo:margin-bottom="0in" style:contextual-spacing="false" fo:line-height="115%" fo:orphans="0" fo:widows="0"/>
      <style:text-properties style:font-name="Arial" fo:font-weight="bold" style:letter-kerning="false" style:font-name-asian="Arial2" style:font-weight-asian="bold" style:font-name-complex="Arial2" style:font-weight-complex="bold"/>
    </style:style>
    <style:style style:name="P40"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style:letter-kerning="false" fo:background-color="#ffffff" style:font-name-asian="Arial2" style:font-size-asian="12pt" style:font-name-complex="Arial2" style:font-size-complex="12pt"/>
    </style:style>
    <style:style style:name="P41" style:family="paragraph" style:parent-style-name="Standard">
      <style:paragraph-properties fo:margin-top="0in" fo:margin-bottom="0in" style:contextual-spacing="false" fo:line-height="115%" fo:text-align="end" style:justify-single-word="false" fo:orphans="0" fo:widows="0"/>
      <style:text-properties fo:color="#202124" loext:opacity="100%" style:font-name="Arial" fo:font-size="12pt" officeooo:rsid="00558d65" officeooo:paragraph-rsid="00558d65" style:letter-kerning="false" fo:background-color="#ffffff" style:font-name-asian="Arial2" style:font-size-asian="12pt" style:font-name-complex="Arial2" style:font-size-complex="12pt"/>
    </style:style>
    <style:style style:name="P42" style:family="paragraph" style:parent-style-name="Standard">
      <style:paragraph-properties fo:margin-left="0in" fo:margin-right="0in" fo:margin-top="0in" fo:margin-bottom="0in" style:contextual-spacing="false" fo:orphans="0" fo:widows="0" fo:text-indent="0in" style:auto-text-indent="false"/>
      <style:text-properties style:font-name="Arial1" fo:font-size="12pt" fo:font-weight="bold" officeooo:rsid="00362ae3" officeooo:paragraph-rsid="005ca48b" style:letter-kerning="false" style:font-name-asian="Arial2" style:font-size-asian="12pt" style:font-weight-asian="bold" style:font-name-complex="Arial2" style:font-size-complex="14pt" style:font-weight-complex="bold"/>
    </style:style>
    <style:style style:name="P43" style:family="paragraph" style:parent-style-name="List_20_Paragraph" style:list-style-name="WWNum42">
      <style:text-properties style:font-name="Arial" fo:font-size="12pt" fo:font-weight="normal" officeooo:rsid="0057fddd" officeooo:paragraph-rsid="008518e3" style:font-name-asian="Arial2" style:font-size-asian="12pt" style:font-weight-asian="normal" style:font-name-complex="Arial2" style:font-size-complex="14pt"/>
    </style:style>
    <style:style style:name="P44" style:family="paragraph" style:parent-style-name="List_20_Paragraph" style:list-style-name="WWNum42">
      <style:text-properties style:font-name="Arial" fo:font-size="12pt" fo:font-weight="normal" officeooo:rsid="0057fddd" officeooo:paragraph-rsid="0057fddd" style:font-name-asian="Arial2" style:font-size-asian="12pt" style:font-weight-asian="normal" style:font-name-complex="Arial2" style:font-size-complex="14pt"/>
    </style:style>
    <style:style style:name="P45" style:family="paragraph" style:parent-style-name="List_20_Paragraph" style:list-style-name="WWNum43">
      <style:text-properties style:font-name="Arial" fo:font-size="12pt" fo:font-weight="normal" style:font-name-asian="Arial2" style:font-size-asian="12pt" style:font-weight-asian="normal" style:font-name-complex="Arial2" style:font-size-complex="14pt"/>
    </style:style>
    <style:style style:name="P46" style:family="paragraph" style:parent-style-name="List_20_Paragraph" style:list-style-name="L2">
      <style:paragraph-properties fo:margin-top="0in" fo:margin-bottom="0in" style:contextual-spacing="true" fo:line-height="115%"/>
      <style:text-properties style:font-name="Arial" fo:font-size="12pt" fo:font-weight="normal" officeooo:rsid="004a0c1b" officeooo:paragraph-rsid="0063d5be" style:font-name-asian="Arial2" style:font-size-asian="12pt" style:font-weight-asian="normal" style:font-name-complex="Arial2" style:font-size-complex="14pt"/>
    </style:style>
    <style:style style:name="P47" style:family="paragraph" style:parent-style-name="List_20_Paragraph" style:list-style-name="L3">
      <style:text-properties style:font-name="Arial" fo:font-size="12pt" fo:font-weight="normal" officeooo:paragraph-rsid="005d863b" style:font-name-asian="Arial2" style:font-size-asian="12pt" style:font-weight-asian="normal" style:font-name-complex="Arial2" style:font-size-complex="14pt" style:font-weight-complex="normal"/>
    </style:style>
    <style:style style:name="P48" style:family="paragraph" style:parent-style-name="List_20_Paragraph" style:list-style-name="WWNum67">
      <style:text-properties style:font-name="Arial" fo:font-size="12pt" fo:font-weight="normal" style:font-name-asian="Arial2" style:font-size-asian="12pt" style:font-weight-asian="normal" style:font-name-complex="Arial2" style:font-size-complex="14pt"/>
    </style:style>
    <style:style style:name="P49" style:family="paragraph" style:parent-style-name="List_20_Paragraph" style:list-style-name="WWNum64">
      <style:text-properties style:font-name="Arial" fo:font-size="12pt" fo:font-weight="normal" style:font-name-asian="Arial2" style:font-size-asian="12pt" style:font-weight-asian="normal" style:font-name-complex="Arial2" style:font-size-complex="14pt"/>
    </style:style>
    <style:style style:name="P50" style:family="paragraph" style:parent-style-name="List_20_Paragraph" style:list-style-name="WWNum74">
      <style:paragraph-properties fo:orphans="0" fo:widows="0"/>
      <style:text-properties style:font-name="Arial" fo:font-size="12pt" fo:font-weight="normal" style:letter-kerning="false" style:font-name-asian="Arial2" style:font-size-asian="12pt" style:font-weight-asian="normal" style:font-name-complex="Arial2"/>
    </style:style>
    <style:style style:name="P51" style:family="paragraph" style:parent-style-name="List_20_Paragraph" style:list-style-name="WWNum75">
      <style:paragraph-properties fo:orphans="0" fo:widows="0"/>
      <style:text-properties style:font-name="Arial" fo:font-size="12pt" fo:font-weight="normal" style:letter-kerning="false" style:font-name-asian="Arial2" style:font-size-asian="12pt" style:font-weight-asian="normal" style:font-name-complex="Arial2"/>
    </style:style>
    <style:style style:name="P52" style:family="paragraph" style:parent-style-name="List_20_Paragraph" style:list-style-name="WWNum67">
      <style:text-properties style:font-name="Arial" fo:font-size="12pt" fo:font-weight="bold" style:font-name-asian="Arial2" style:font-size-asian="12pt" style:font-weight-asian="bold" style:font-name-complex="Arial2" style:font-size-complex="14pt"/>
    </style:style>
    <style:style style:name="P53" style:family="paragraph" style:parent-style-name="List_20_Paragraph" style:list-style-name="WWNum64">
      <style:text-properties style:font-name="Arial" fo:font-size="12pt" fo:font-weight="bold" style:font-name-asian="Arial2" style:font-size-asian="12pt" style:font-weight-asian="bold" style:font-name-complex="Arial2" style:font-size-complex="14pt"/>
    </style:style>
    <style:style style:name="P54" style:family="paragraph" style:parent-style-name="List_20_Paragraph" style:list-style-name="WWNum59">
      <style:text-properties style:font-name="Arial" style:font-name-asian="Arial2" style:font-name-complex="Arial2"/>
    </style:style>
    <style:style style:name="P55" style:family="paragraph" style:parent-style-name="List_20_Paragraph" style:list-style-name="WWNum64">
      <style:text-properties style:font-name="Arial" style:font-name-asian="Arial2" style:font-name-complex="Arial2"/>
    </style:style>
    <style:style style:name="P56" style:family="paragraph" style:parent-style-name="List_20_Paragraph" style:list-style-name="WWNum2">
      <style:text-properties style:font-name="Arial" style:font-name-asian="Arial2" style:font-name-complex="Arial2"/>
    </style:style>
    <style:style style:name="P57" style:family="paragraph" style:parent-style-name="List_20_Paragraph" style:list-style-name="WWNum3">
      <style:paragraph-properties fo:margin-top="0in" fo:margin-bottom="0in" style:contextual-spacing="true" fo:line-height="115%"/>
      <style:text-properties style:font-name="Arial" officeooo:paragraph-rsid="00474964" style:font-name-asian="Arial2" style:font-name-complex="Arial2"/>
    </style:style>
    <style:style style:name="P58" style:family="paragraph" style:parent-style-name="List_20_Paragraph" style:list-style-name="WWNum3">
      <style:paragraph-properties fo:margin-top="0in" fo:margin-bottom="0in" style:contextual-spacing="true" fo:line-height="115%"/>
      <style:text-properties style:font-name="Arial" officeooo:paragraph-rsid="0072c5cb" style:font-name-asian="Arial2" style:font-name-complex="Arial2"/>
    </style:style>
    <style:style style:name="P59" style:family="paragraph" style:parent-style-name="List_20_Paragraph" style:list-style-name="WWNum3">
      <style:text-properties style:font-name="Arial" style:font-name-asian="Arial2" style:font-name-complex="Arial2"/>
    </style:style>
    <style:style style:name="P60" style:family="paragraph" style:parent-style-name="List_20_Paragraph" style:list-style-name="WWNum3">
      <style:text-properties style:font-name="Arial" officeooo:paragraph-rsid="001d86d6" style:font-name-asian="Arial2" style:font-name-complex="Arial2"/>
    </style:style>
    <style:style style:name="P61" style:family="paragraph" style:parent-style-name="List_20_Paragraph" style:list-style-name="WWNum73">
      <style:paragraph-properties fo:orphans="0" fo:widows="0"/>
      <style:text-properties style:font-name="Arial" style:letter-kerning="false" style:font-name-asian="Arial2" style:font-name-complex="Arial2"/>
    </style:style>
    <style:style style:name="P62" style:family="paragraph" style:parent-style-name="List_20_Paragraph" style:list-style-name="WWNum76">
      <style:paragraph-properties fo:orphans="0" fo:widows="0"/>
      <style:text-properties style:font-name="Arial" style:letter-kerning="false" style:font-name-asian="Arial2" style:font-name-complex="Arial2"/>
    </style:style>
    <style:style style:name="P63" style:family="paragraph" style:parent-style-name="List_20_Paragraph" style:list-style-name="WWNum77">
      <style:paragraph-properties fo:orphans="0" fo:widows="0"/>
      <style:text-properties style:font-name="Arial" style:letter-kerning="false" style:font-name-asian="Arial2" style:font-name-complex="Arial2"/>
    </style:style>
    <style:style style:name="P64" style:family="paragraph" style:parent-style-name="List_20_Paragraph" style:list-style-name="WWNum27">
      <style:paragraph-properties fo:orphans="0" fo:widows="0"/>
      <style:text-properties style:font-name="Arial" style:letter-kerning="false" style:font-name-asian="Arial2" style:font-name-complex="Arial2"/>
    </style:style>
    <style:style style:name="P65" style:family="paragraph" style:parent-style-name="List_20_Paragraph" style:list-style-name="WWNum87">
      <style:paragraph-properties fo:margin-top="0in" fo:margin-bottom="0in" style:contextual-spacing="true" fo:line-height="115%"/>
      <style:text-properties style:font-name="Arial" fo:font-style="normal" officeooo:paragraph-rsid="007eda54" style:font-name-asian="Arial2" style:font-style-asian="normal" style:font-name-complex="Arial2"/>
    </style:style>
    <style:style style:name="P66" style:family="paragraph" style:parent-style-name="List_20_Paragraph" style:list-style-name="WWNum86">
      <style:text-properties style:font-name="Arial" fo:font-style="normal" style:font-name-asian="Arial2" style:font-style-asian="normal" style:font-name-complex="Arial2"/>
    </style:style>
    <style:style style:name="P67" style:family="paragraph" style:parent-style-name="List_20_Paragraph" style:list-style-name="WWNum43"/>
    <style:style style:name="P68" style:family="paragraph" style:parent-style-name="List_20_Paragraph" style:list-style-name="L2">
      <style:text-properties officeooo:paragraph-rsid="002ea729"/>
    </style:style>
    <style:style style:name="P69" style:family="paragraph" style:parent-style-name="List_20_Paragraph" style:list-style-name="L2">
      <style:text-properties officeooo:paragraph-rsid="00329467"/>
    </style:style>
    <style:style style:name="P70" style:family="paragraph" style:parent-style-name="List_20_Paragraph" style:list-style-name="L2">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1" style:family="paragraph" style:parent-style-name="List_20_Paragraph" style:list-style-name="">
      <style:paragraph-properties fo:margin-left="0in" fo:margin-right="0in" fo:text-indent="0in" style:auto-text-indent="false"/>
      <style:text-properties style:font-name="Arial1" fo:font-size="12pt" fo:font-weight="normal" officeooo:rsid="004a0c1b" officeooo:paragraph-rsid="004a0c1b" style:font-name-asian="Arial2" style:font-size-asian="12pt" style:font-weight-asian="normal" style:font-name-complex="Arial2" style:font-size-complex="14pt"/>
    </style:style>
    <style:style style:name="P72" style:family="paragraph" style:parent-style-name="List_20_Paragraph" style:list-style-name="L2">
      <style:text-properties style:font-name="Arial1" fo:font-size="12pt" fo:font-weight="normal" officeooo:rsid="0059ce50" officeooo:paragraph-rsid="0059ce50" style:font-name-asian="Arial2" style:font-size-asian="12pt" style:font-weight-asian="normal" style:font-name-complex="Arial2" style:font-size-complex="14pt"/>
    </style:style>
    <style:style style:name="P73" style:family="paragraph" style:parent-style-name="List_20_Paragraph" style:list-style-name="L2">
      <style:text-properties style:font-name="Arial1" fo:font-size="12pt" fo:font-weight="normal" officeooo:rsid="00855047" officeooo:paragraph-rsid="00855047" style:font-name-asian="Arial2" style:font-size-asian="12pt" style:font-weight-asian="normal" style:font-name-complex="Arial2" style:font-size-complex="14pt"/>
    </style:style>
    <style:style style:name="P74"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628e76" style:font-name-asian="Arial2" style:font-size-asian="12pt" style:font-weight-asian="normal" style:font-name-complex="Arial2" style:font-size-complex="14pt"/>
    </style:style>
    <style:style style:name="P75" style:family="paragraph" style:parent-style-name="List_20_Paragraph" style:list-style-name="">
      <style:paragraph-properties fo:margin-left="0in" fo:margin-right="0in" fo:text-indent="0in" style:auto-text-indent="false"/>
      <style:text-properties style:font-name="Arial1" fo:font-size="12pt" fo:font-weight="normal" officeooo:rsid="00329467" officeooo:paragraph-rsid="00329467" style:font-name-asian="Arial2" style:font-size-asian="12pt" style:font-weight-asian="normal" style:font-name-complex="Arial2" style:font-size-complex="14pt"/>
    </style:style>
    <style:style style:name="P76" style:family="paragraph" style:parent-style-name="List_20_Paragraph" style:list-style-name="L3">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7" style:family="paragraph" style:parent-style-name="List_20_Paragraph">
      <style:paragraph-properties fo:margin-left="0in" fo:margin-right="0in" fo:text-indent="0in" style:auto-text-indent="false"/>
      <style:text-properties style:font-name="Arial1" fo:font-size="12pt" fo:font-weight="normal" officeooo:rsid="005e9f05" officeooo:paragraph-rsid="00628e76" style:font-name-asian="Arial2" style:font-size-asian="12pt" style:font-weight-asian="normal" style:font-name-complex="Arial2" style:font-size-complex="14pt" style:font-weight-complex="normal"/>
    </style:style>
    <style:style style:name="P78" style:family="paragraph" style:parent-style-name="List_20_Paragraph" style:list-style-name="">
      <style:paragraph-properties fo:margin-left="0in" fo:margin-right="0in" fo:text-indent="0in" style:auto-text-indent="false"/>
      <style:text-properties style:font-name="Arial1" fo:font-size="12pt" fo:font-weight="normal" officeooo:rsid="00412b95" officeooo:paragraph-rsid="00329467" style:font-name-asian="Arial2" style:font-size-asian="12pt" style:font-weight-asian="normal" style:font-name-complex="Arial2" style:font-size-complex="14pt" style:font-weight-complex="bold"/>
    </style:style>
    <style:style style:name="P79" style:family="paragraph" style:parent-style-name="List_20_Paragraph" style:list-style-name="">
      <style:text-properties style:font-name="Arial1" fo:font-size="12pt" fo:font-weight="normal" officeooo:rsid="00306adb" officeooo:paragraph-rsid="005ca48b" style:font-name-asian="Arial2" style:font-size-asian="12pt" style:font-weight-asian="normal" style:font-name-complex="Arial2" style:font-size-complex="14pt"/>
    </style:style>
    <style:style style:name="P80" style:family="paragraph" style:parent-style-name="List_20_Paragraph" style:list-style-name="L4">
      <style:text-properties style:font-name="Arial1" fo:font-size="12pt" fo:font-weight="normal" officeooo:rsid="0064205f" officeooo:paragraph-rsid="0064205f" style:font-name-asian="Arial2" style:font-size-asian="12pt" style:font-weight-asian="normal" style:font-name-complex="Arial2" style:font-size-complex="14pt"/>
    </style:style>
    <style:style style:name="P81" style:family="paragraph" style:parent-style-name="List_20_Paragraph" style:list-style-name="L3">
      <style:text-properties style:font-name="Arial1" fo:font-size="12pt" fo:font-weight="bold" officeooo:rsid="00362ae3" officeooo:paragraph-rsid="005ca48b" style:font-name-asian="Arial2" style:font-size-asian="12pt" style:font-weight-asian="bold" style:font-name-complex="Arial2" style:font-size-complex="14pt" style:font-weight-complex="bold"/>
    </style:style>
    <style:style style:name="P82" style:family="paragraph" style:parent-style-name="List_20_Paragraph" style:list-style-name="L2">
      <style:text-properties style:font-name="Arial1" officeooo:rsid="00306adb" officeooo:paragraph-rsid="002ea729"/>
    </style:style>
    <style:style style:name="P83" style:family="paragraph" style:parent-style-name="List_20_Paragraph" style:list-style-name="L3">
      <style:text-properties style:font-name="Arial1"/>
    </style:style>
    <style:style style:name="P84" style:family="paragraph" style:parent-style-name="List_20_Paragraph" style:list-style-name="L3">
      <style:text-properties style:font-name="Arial1" officeooo:rsid="008e41a7" officeooo:paragraph-rsid="008e41a7"/>
    </style:style>
    <style:style style:name="P85" style:family="paragraph" style:parent-style-name="List_20_Paragraph" style:list-style-name="L3">
      <style:text-properties style:font-name="Arial1" officeooo:rsid="008be0b6" officeooo:paragraph-rsid="008be0b6"/>
    </style:style>
    <style:style style:name="P86" style:family="paragraph" style:parent-style-name="List_20_Paragraph" style:list-style-name="L3">
      <style:text-properties style:font-name="Arial1" fo:font-weight="bold" officeooo:rsid="003c4ad0" officeooo:paragraph-rsid="003c4ad0" style:font-weight-asian="bold" style:font-weight-complex="bold"/>
    </style:style>
    <style:style style:name="P87" style:family="paragraph" style:parent-style-name="List_20_Paragraph" style:list-style-name="L3">
      <style:text-properties style:font-name="Arial1" fo:font-weight="normal" officeooo:rsid="003dda4b" officeooo:paragraph-rsid="003dda4b" style:font-weight-asian="normal" style:font-weight-complex="normal"/>
    </style:style>
    <style:style style:name="P88"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5e9f05" officeooo:paragraph-rsid="0063d5be" style:font-name-asian="Arial2" style:font-size-asian="12pt" style:language-asian="zh" style:country-asian="CN" style:font-weight-asian="normal" style:font-name-complex="Arial2" style:font-size-complex="14pt" style:language-complex="ar" style:country-complex="SA"/>
    </style:style>
    <style:style style:name="P89" style:family="paragraph" style:parent-style-name="List_20_Paragraph" style:list-style-name="">
      <style:paragraph-properties fo:margin-left="0in" fo:margin-right="0in" fo:text-indent="0in" style:auto-text-indent="false"/>
      <style:text-properties style:use-window-font-color="true" loext:opacity="0%" style:font-name="Arial1" fo:font-size="12pt" fo:language="en" fo:country="US" fo:font-weight="normal" officeooo:rsid="005e9f05" officeooo:paragraph-rsid="004a0c1b" style:font-name-asian="Arial2" style:font-size-asian="12pt" style:language-asian="zh" style:country-asian="CN" style:font-weight-asian="normal" style:font-name-complex="Arial2" style:font-size-complex="14pt" style:language-complex="ar" style:country-complex="SA"/>
    </style:style>
    <style:style style:name="P90"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6de40" officeooo:paragraph-rsid="0086de40" style:font-name-asian="Arial2" style:font-size-asian="12pt" style:language-asian="zh" style:country-asian="CN" style:font-weight-asian="normal" style:font-name-complex="Arial2" style:font-size-complex="14pt" style:language-complex="ar" style:country-complex="SA"/>
    </style:style>
    <style:style style:name="P91"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9e3be" officeooo:paragraph-rsid="0089e3be" style:font-name-asian="Arial2" style:font-size-asian="12pt" style:language-asian="zh" style:country-asian="CN" style:font-weight-asian="normal" style:font-name-complex="Arial2" style:font-size-complex="14pt" style:language-complex="ar" style:country-complex="SA"/>
    </style:style>
    <style:style style:name="P92" style:family="paragraph" style:parent-style-name="List_20_Paragraph" style:list-style-name="L2">
      <style:paragraph-properties fo:margin-top="0in" fo:margin-bottom="0in" style:contextual-spacing="true" fo:line-height="115%"/>
      <style:text-properties style:use-window-font-color="true" loext:opacity="0%" style:font-name="Arial1" fo:font-size="12pt" fo:language="en" fo:country="US" fo:font-weight="normal" officeooo:rsid="00886e87" officeooo:paragraph-rsid="00886e87" style:font-name-asian="Arial2" style:font-size-asian="12pt" style:language-asian="zh" style:country-asian="CN" style:font-weight-asian="normal" style:font-name-complex="Arial2" style:font-size-complex="14pt" style:language-complex="ar" style:country-complex="SA"/>
    </style:style>
    <style:style style:name="P93" style:family="paragraph" style:parent-style-name="List_20_Paragraph" style:list-style-name="L4">
      <style:text-properties style:use-window-font-color="true" loext:opacity="0%" style:font-name="Arial1" fo:font-size="12pt" fo:language="en" fo:country="US" fo:font-weight="normal" officeooo:rsid="00329467" style:font-name-asian="Arial2" style:font-size-asian="12pt" style:language-asian="zh" style:country-asian="CN" style:font-weight-asian="normal" style:font-name-complex="Arial2" style:font-size-complex="14pt" style:language-complex="ar" style:country-complex="SA"/>
    </style:style>
    <style:style style:name="P94" style:family="paragraph" style:parent-style-name="List_20_Paragraph" style:list-style-name="L4">
      <style:text-properties style:use-window-font-color="true" loext:opacity="0%" style:font-name="Arial1" fo:font-size="12pt" fo:language="en" fo:country="US" fo:font-weight="normal" officeooo:rsid="0064205f" officeooo:paragraph-rsid="0064205f" style:font-name-asian="Arial2" style:font-size-asian="12pt" style:language-asian="zh" style:country-asian="CN" style:font-weight-asian="normal" style:font-name-complex="Arial2" style:font-size-complex="14pt" style:language-complex="ar" style:country-complex="SA"/>
    </style:style>
    <style:style style:name="P95" style:family="paragraph" style:parent-style-name="List_20_Paragraph" style:list-style-name="L4">
      <style:text-properties style:use-window-font-color="true" loext:opacity="0%" style:font-name="Arial1" fo:font-size="12pt" fo:language="en" fo:country="US" fo:font-weight="normal" officeooo:rsid="0069dd8f" officeooo:paragraph-rsid="0069dd8f" style:font-name-asian="Arial2" style:font-size-asian="12pt" style:language-asian="zh" style:country-asian="CN" style:font-weight-asian="normal" style:font-name-complex="Arial2" style:font-size-complex="14pt" style:language-complex="ar" style:country-complex="SA"/>
    </style:style>
    <style:style style:name="P96" style:family="paragraph" style:parent-style-name="List_20_Paragraph" style:list-style-name="L4">
      <style:text-properties style:use-window-font-color="true" loext:opacity="0%" style:font-name="Arial1" fo:font-size="12pt" fo:language="en" fo:country="US" fo:font-weight="bold" officeooo:rsid="0069dd8f" officeooo:paragraph-rsid="0069dd8f" style:font-name-asian="Arial2" style:font-size-asian="12pt" style:language-asian="zh" style:country-asian="CN" style:font-weight-asian="bold" style:font-name-complex="Arial2" style:font-size-complex="14pt" style:language-complex="ar" style:country-complex="SA" style:font-weight-complex="bold"/>
    </style:style>
    <style:style style:name="P97" style:family="paragraph" style:parent-style-name="List_20_Paragraph" style:list-style-name="L3"/>
    <style:style style:name="P98" style:family="paragraph" style:parent-style-name="List_20_Paragraph" style:list-style-name="L3">
      <style:text-properties officeooo:paragraph-rsid="00628e76"/>
    </style:style>
    <style:style style:name="P99" style:family="paragraph" style:parent-style-name="List_20_Paragraph" style:list-style-name="L3">
      <style:text-properties officeooo:paragraph-rsid="005ca48b"/>
    </style:style>
    <style:style style:name="P100" style:family="paragraph" style:parent-style-name="List_20_Paragraph" style:list-style-name="L2">
      <style:text-properties officeooo:rsid="00483493" officeooo:paragraph-rsid="00483493"/>
    </style:style>
    <style:style style:name="P101" style:family="paragraph" style:parent-style-name="List_20_Paragraph" style:list-style-name="L2">
      <style:text-properties officeooo:rsid="0039a6d9" officeooo:paragraph-rsid="003c4ad0"/>
    </style:style>
    <style:style style:name="P102" style:family="paragraph" style:parent-style-name="List_20_Paragraph" style:list-style-name="L2">
      <style:text-properties officeooo:rsid="0039a6d9" officeooo:paragraph-rsid="0039a6d9"/>
    </style:style>
    <style:style style:name="P103" style:family="paragraph" style:parent-style-name="List_20_Paragraph" style:list-style-name="L4">
      <style:text-properties officeooo:paragraph-rsid="007035d1"/>
    </style:style>
    <style:style style:name="P104" style:family="paragraph" style:parent-style-name="List_20_Paragraph" style:list-style-name="WWNum67"/>
    <style:style style:name="P105" style:family="paragraph" style:parent-style-name="List_20_Paragraph" style:list-style-name="WWNum74">
      <style:paragraph-properties fo:orphans="0" fo:widows="0"/>
      <style:text-properties style:letter-kerning="false"/>
    </style:style>
    <style:style style:name="P106" style:family="paragraph" style:parent-style-name="List_20_Paragraph" style:list-style-name="WWNum74">
      <style:paragraph-properties fo:orphans="0" fo:widows="0"/>
      <style:text-properties officeooo:rsid="002bde62" officeooo:paragraph-rsid="002bde62" style:letter-kerning="false"/>
    </style:style>
    <style:style style:name="P107" style:family="paragraph" style:parent-style-name="List_20_Paragraph" style:list-style-name="WWNum87">
      <style:paragraph-properties fo:margin-top="0in" fo:margin-bottom="0in" style:contextual-spacing="true" fo:line-height="115%"/>
    </style:style>
    <style:style style:name="P108" style:family="paragraph" style:parent-style-name="Standard" style:list-style-name="L2">
      <style:paragraph-properties fo:margin-left="0in" fo:margin-right="0in" fo:text-indent="0in" style:auto-text-indent="false"/>
      <style:text-properties style:font-name="Arial" fo:font-size="12pt" fo:font-weight="normal" officeooo:paragraph-rsid="002ea729" style:font-name-asian="Arial2" style:font-size-asian="12pt" style:font-weight-asian="normal" style:font-name-complex="Arial2" style:font-size-complex="14pt"/>
    </style:style>
    <style:style style:name="P109" style:family="paragraph" style:parent-style-name="Standard" style:list-style-name="L1">
      <style:paragraph-properties fo:margin-top="0in" fo:margin-bottom="0in" style:contextual-spacing="false" fo:orphans="0" fo:widows="0"/>
      <style:text-properties style:font-name="Arial" officeooo:rsid="0076f520" officeooo:paragraph-rsid="0076f520" style:letter-kerning="false" style:font-name-asian="Arial2" style:font-name-complex="Arial2"/>
    </style:style>
    <style:style style:name="T1" style:family="text">
      <style:text-properties style:font-name="Arial" style:font-name-asian="Arial2" style:font-name-complex="Arial2"/>
    </style:style>
    <style:style style:name="T2" style:family="text">
      <style:text-properties style:font-name="Arial" style:letter-kerning="false" style:font-name-asian="Arial2" style:font-name-complex="Arial2"/>
    </style:style>
    <style:style style:name="T3" style:family="text">
      <style:text-properties style:font-name="Arial" fo:font-size="12pt" fo:font-weight="normal" style:font-name-asian="Arial2" style:font-size-asian="12pt" style:font-weight-asian="normal" style:font-name-complex="Arial2"/>
    </style:style>
    <style:style style:name="T4" style:family="text">
      <style:text-properties style:font-name="Arial" fo:font-size="12pt" fo:font-weight="normal" style:font-name-asian="Arial2" style:font-size-asian="12pt" style:font-weight-asian="normal" style:font-name-complex="Arial2" style:font-size-complex="14pt"/>
    </style:style>
    <style:style style:name="T5" style:family="text">
      <style:text-properties style:font-name="Arial" fo:font-size="12pt" fo:font-weight="normal" officeooo:rsid="002cbbcb" style:font-name-asian="Arial2" style:font-size-asian="12pt" style:font-weight-asian="normal" style:font-name-complex="Arial2" style:font-size-complex="14pt"/>
    </style:style>
    <style:style style:name="T6" style:family="text">
      <style:text-properties style:font-name="Arial" fo:font-size="12pt" fo:font-weight="bold" style:font-name-asian="Arial2" style:font-size-asian="12pt" style:font-weight-asian="bold" style:font-name-complex="Arial2" style:font-size-complex="14pt"/>
    </style:style>
    <style:style style:name="T7" style:family="text">
      <style:text-properties style:font-name="Cambria Math" fo:font-size="12pt" fo:font-weight="normal" style:font-name-asian="Cambria Math1" style:font-size-asian="12pt" style:font-weight-asian="normal" style:font-name-complex="Cambria Math1" style:font-size-complex="14pt"/>
    </style:style>
    <style:style style:name="T8" style:family="text">
      <style:text-properties fo:font-size="12pt" style:font-size-asian="12pt"/>
    </style:style>
    <style:style style:name="T9" style:family="text">
      <style:text-properties fo:font-size="12pt" fo:font-weight="bold" style:font-name-asian="Arial2" style:font-size-asian="12pt" style:font-weight-asian="bold" style:font-name-complex="Arial2" style:font-size-complex="14pt" style:font-weight-complex="bold"/>
    </style:style>
    <style:style style:name="T10" style:family="text">
      <style:text-properties fo:font-size="12pt" fo:font-weight="bold" officeooo:rsid="0035436d" style:font-name-asian="Arial2" style:font-size-asian="12pt" style:font-weight-asian="bold" style:font-name-complex="Arial2" style:font-size-complex="14pt" style:font-weight-complex="bold"/>
    </style:style>
    <style:style style:name="T11" style:family="text">
      <style:text-properties fo:font-size="12pt" fo:font-weight="bold" officeooo:rsid="004d10cd" style:font-name-asian="Arial2" style:font-size-asian="12pt" style:font-weight-asian="bold" style:font-name-complex="Arial2" style:font-size-complex="14pt" style:font-weight-complex="bold"/>
    </style:style>
    <style:style style:name="T12" style:family="text">
      <style:text-properties fo:font-size="12pt" fo:font-weight="bold" style:font-size-asian="12pt" style:font-weight-asian="bold" style:font-size-complex="14pt" style:font-weight-complex="bold"/>
    </style:style>
    <style:style style:name="T13" style:family="text">
      <style:text-properties fo:font-size="12pt" fo:font-weight="normal" style:font-name-asian="Arial2" style:font-size-asian="12pt" style:font-weight-asian="normal" style:font-name-complex="Arial2" style:font-size-complex="14pt"/>
    </style:style>
    <style:style style:name="T14" style:family="text">
      <style:text-properties fo:font-size="12pt" fo:font-weight="normal" officeooo:rsid="0026e741" style:font-name-asian="Arial2" style:font-size-asian="12pt" style:font-weight-asian="normal" style:font-name-complex="Arial2" style:font-size-complex="14pt"/>
    </style:style>
    <style:style style:name="T15" style:family="text">
      <style:text-properties fo:font-size="12pt" fo:font-weight="normal" officeooo:rsid="00334762" style:font-name-asian="Arial2" style:font-size-asian="12pt" style:font-weight-asian="normal" style:font-name-complex="Arial2" style:font-size-complex="14pt"/>
    </style:style>
    <style:style style:name="T16" style:family="text">
      <style:text-properties fo:font-size="12pt" fo:font-weight="normal" style:font-size-asian="12pt" style:font-weight-asian="normal" style:font-size-complex="14pt"/>
    </style:style>
    <style:style style:name="T17" style:family="text">
      <style:text-properties fo:font-size="12pt" fo:font-weight="normal" officeooo:rsid="00469823" style:font-size-asian="12pt" style:font-weight-asian="normal" style:font-size-complex="14pt"/>
    </style:style>
    <style:style style:name="T18" style:family="text">
      <style:text-properties fo:font-size="12pt" fo:font-weight="normal" style:font-size-asian="12pt" style:font-weight-asian="normal" style:font-size-complex="14pt" style:font-weight-complex="normal"/>
    </style:style>
    <style:style style:name="T19" style:family="text">
      <style:text-properties fo:font-size="12pt" fo:font-weight="normal" officeooo:rsid="0068ec37" style:font-size-asian="12pt" style:font-weight-asian="normal" style:font-size-complex="14pt"/>
    </style:style>
    <style:style style:name="T20" style:family="text">
      <style:text-properties fo:font-size="12pt" fo:font-weight="normal" officeooo:rsid="00712f55" style:font-size-asian="12pt" style:font-weight-asian="normal" style:font-size-complex="14pt"/>
    </style:style>
    <style:style style:name="T21" style:family="text">
      <style:text-properties fo:font-size="12pt" fo:font-weight="normal" officeooo:rsid="00723f7a" style:font-size-asian="12pt" style:font-weight-asian="normal" style:font-size-complex="14pt"/>
    </style:style>
    <style:style style:name="T22" style:family="text">
      <style:text-properties officeooo:rsid="0021cd7d"/>
    </style:style>
    <style:style style:name="T23" style:family="text">
      <style:text-properties officeooo:rsid="0022e82f"/>
    </style:style>
    <style:style style:name="T24" style:family="text">
      <style:text-properties officeooo:rsid="002402f3"/>
    </style:style>
    <style:style style:name="T25" style:family="text">
      <style:text-properties style:font-name="Arial1"/>
    </style:style>
    <style:style style:name="T26" style:family="text">
      <style:text-properties style:font-name="Arial1" fo:font-size="12pt" fo:font-weight="normal" style:font-name-asian="Arial2" style:font-size-asian="12pt" style:font-weight-asian="normal" style:font-name-complex="Arial2" style:font-size-complex="14pt"/>
    </style:style>
    <style:style style:name="T27" style:family="text">
      <style:text-properties style:font-name="Arial1" fo:font-size="12pt" fo:font-weight="normal" officeooo:rsid="00329467" style:font-name-asian="Arial2" style:font-size-asian="12pt" style:font-weight-asian="normal" style:font-name-complex="Arial2" style:font-size-complex="14pt"/>
    </style:style>
    <style:style style:name="T28" style:family="text">
      <style:text-properties style:font-name="Arial1" fo:font-size="12pt" fo:font-weight="normal" officeooo:rsid="00362ae3" style:font-name-asian="Arial2" style:font-size-asian="12pt" style:font-weight-asian="normal" style:font-name-complex="Arial2" style:font-size-complex="14pt"/>
    </style:style>
    <style:style style:name="T29" style:family="text">
      <style:text-properties style:font-name="Arial1" fo:font-size="12pt" fo:font-weight="normal" officeooo:rsid="003c4ad0" style:font-name-asian="Arial2" style:font-size-asian="12pt" style:font-weight-asian="normal" style:font-name-complex="Arial2" style:font-size-complex="14pt"/>
    </style:style>
    <style:style style:name="T30" style:family="text">
      <style:text-properties style:font-name="Arial1" fo:font-size="12pt" fo:font-weight="normal" officeooo:rsid="004d10cd" style:font-name-asian="Arial2" style:font-size-asian="12pt" style:font-weight-asian="normal" style:font-name-complex="Arial2" style:font-size-complex="14pt"/>
    </style:style>
    <style:style style:name="T31" style:family="text">
      <style:text-properties style:font-name="Arial1" fo:font-size="12pt" fo:font-weight="normal" officeooo:rsid="004fcdc1" style:font-name-asian="Arial2" style:font-size-asian="12pt" style:font-weight-asian="normal" style:font-name-complex="Arial2" style:font-size-complex="14pt"/>
    </style:style>
    <style:style style:name="T32" style:family="text">
      <style:text-properties style:font-name="Arial1" fo:font-size="12pt" fo:font-weight="normal" officeooo:rsid="0051aeeb" style:font-name-asian="Arial2" style:font-size-asian="12pt" style:font-weight-asian="normal" style:font-name-complex="Arial2" style:font-size-complex="14pt"/>
    </style:style>
    <style:style style:name="T33" style:family="text">
      <style:text-properties style:font-name="Arial1" fo:font-size="12pt" fo:font-weight="normal" officeooo:rsid="005e9f05" style:font-name-asian="Arial2" style:font-size-asian="12pt" style:font-weight-asian="normal" style:font-name-complex="Arial2" style:font-size-complex="14pt" style:font-weight-complex="normal"/>
    </style:style>
    <style:style style:name="T34" style:family="text">
      <style:text-properties style:font-name="Arial1" fo:font-size="12pt" fo:font-weight="bold" officeooo:rsid="00329467" style:font-name-asian="Arial2" style:font-size-asian="12pt" style:font-weight-asian="bold" style:font-name-complex="Arial2" style:font-size-complex="14pt" style:font-weight-complex="bold"/>
    </style:style>
    <style:style style:name="T35" style:family="text">
      <style:text-properties style:font-name="Arial1" fo:font-size="12pt" fo:font-weight="bold" officeooo:rsid="003c4ad0" style:font-name-asian="Arial2" style:font-size-asian="12pt" style:font-weight-asian="bold" style:font-name-complex="Arial2" style:font-size-complex="14pt" style:font-weight-complex="bold"/>
    </style:style>
    <style:style style:name="T36" style:family="text">
      <style:text-properties style:font-name="Arial1" fo:font-size="12pt" fo:font-weight="bold" officeooo:rsid="005e9f05" style:font-name-asian="Arial2" style:font-size-asian="12pt" style:font-weight-asian="bold" style:font-name-complex="Arial2" style:font-size-complex="14pt" style:font-weight-complex="bold"/>
    </style:style>
    <style:style style:name="T37" style:family="text">
      <style:text-properties style:font-name="Arial1" fo:font-size="12pt" fo:font-weight="bold" officeooo:rsid="007c348c" style:font-name-asian="Arial2" style:font-size-asian="12pt" style:font-weight-asian="bold" style:font-name-complex="Arial2" style:font-size-complex="14pt" style:font-weight-complex="bold"/>
    </style:style>
    <style:style style:name="T38" style:family="text">
      <style:text-properties style:font-name="Arial1" officeooo:rsid="007c348c"/>
    </style:style>
    <style:style style:name="T39" style:family="text">
      <style:text-properties fo:font-weight="bold" style:font-weight-asian="bold" style:font-weight-complex="bold"/>
    </style:style>
    <style:style style:name="T40" style:family="text">
      <style:text-properties officeooo:rsid="00321cc2"/>
    </style:style>
    <style:style style:name="T41" style:family="text">
      <style:text-properties fo:font-variant="normal" fo:text-transform="none" fo:color="#202124" loext:opacity="100%" style:font-name="Roboto" fo:font-size="12pt" fo:letter-spacing="normal" fo:font-style="normal" fo:font-weight="normal" style:font-name-asian="Arial2" style:font-size-asian="12pt" style:font-weight-asian="normal" style:font-name-complex="Arial2" style:font-size-complex="14pt"/>
    </style:style>
    <style:style style:name="T42" style:family="text">
      <style:text-properties officeooo:rsid="00329467"/>
    </style:style>
    <style:style style:name="T43" style:family="text">
      <style:text-properties officeooo:rsid="003659b1"/>
    </style:style>
    <style:style style:name="T44" style:family="text">
      <style:text-properties officeooo:rsid="0037adad"/>
    </style:style>
    <style:style style:name="T45" style:family="text">
      <style:text-properties style:use-window-font-color="true" loext:opacity="0%" style:font-name="Arial1" fo:font-size="12pt" fo:language="en" fo:country="US" fo:font-weight="normal" style:font-name-asian="Arial2" style:font-size-asian="12pt" style:language-asian="zh" style:country-asian="CN" style:font-weight-asian="normal" style:font-name-complex="Arial2" style:font-size-complex="14pt" style:language-complex="ar" style:country-complex="SA"/>
    </style:style>
    <style:style style:name="T46" style:family="text">
      <style:text-properties style:use-window-font-color="true" loext:opacity="0%" style:font-name="Arial1" fo:font-size="12pt" fo:language="en" fo:country="US" fo:font-weight="normal" officeooo:rsid="0052af29" style:font-name-asian="Arial2" style:font-size-asian="12pt" style:language-asian="zh" style:country-asian="CN" style:font-weight-asian="normal" style:font-name-complex="Arial2" style:font-size-complex="14pt" style:language-complex="ar" style:country-complex="SA"/>
    </style:style>
    <style:style style:name="T47" style:family="text">
      <style:text-properties style:use-window-font-color="true" loext:opacity="0%" style:font-name="Arial1" fo:font-size="12pt" fo:language="en" fo:country="US" fo:font-weight="normal" officeooo:rsid="006ad0ef" style:font-name-asian="Arial2" style:font-size-asian="12pt" style:language-asian="zh" style:country-asian="CN" style:font-weight-asian="normal" style:font-name-complex="Arial2" style:font-size-complex="14pt" style:language-complex="ar" style:country-complex="SA"/>
    </style:style>
    <style:style style:name="T48" style:family="text">
      <style:text-properties style:use-window-font-color="true" loext:opacity="0%" style:font-name="Arial1" fo:font-size="12pt" fo:language="en" fo:country="US" fo:font-weight="normal" officeooo:rsid="007c348c" style:font-name-asian="Arial2" style:font-size-asian="12pt" style:language-asian="zh" style:country-asian="CN" style:font-weight-asian="normal" style:font-name-complex="Arial2" style:font-size-complex="14pt" style:language-complex="ar" style:country-complex="SA"/>
    </style:style>
    <style:style style:name="T49" style:family="text">
      <style:text-properties style:use-window-font-color="true" loext:opacity="0%" fo:language="en" fo:country="US" style:language-asian="zh" style:country-asian="CN" style:language-complex="ar" style:country-complex="SA"/>
    </style:style>
    <style:style style:name="T50" style:family="text">
      <style:text-properties style:use-window-font-color="true" loext:opacity="0%" fo:language="en" fo:country="US" officeooo:rsid="00329467" style:language-asian="zh" style:country-asian="CN" style:language-complex="ar" style:country-complex="SA"/>
    </style:style>
    <style:style style:name="T51" style:family="text">
      <style:text-properties officeooo:rsid="003f2fd0"/>
    </style:style>
    <style:style style:name="T52" style:family="text">
      <style:text-properties officeooo:rsid="0043b7ad"/>
    </style:style>
    <style:style style:name="T53" style:family="text">
      <style:text-properties officeooo:rsid="0046721d"/>
    </style:style>
    <style:style style:name="T54" style:family="text">
      <style:text-properties officeooo:rsid="00483493"/>
    </style:style>
    <style:style style:name="T55" style:family="text">
      <style:text-properties fo:font-weight="normal" style:font-weight-asian="normal"/>
    </style:style>
    <style:style style:name="T56" style:family="text">
      <style:text-properties fo:font-weight="normal" style:font-weight-asian="normal" style:font-weight-complex="normal"/>
    </style:style>
    <style:style style:name="T57" style:family="text">
      <style:text-properties fo:font-weight="normal" officeooo:rsid="00412b95" style:font-weight-asian="normal"/>
    </style:style>
    <style:style style:name="T58" style:family="text">
      <style:text-properties officeooo:rsid="005b4509"/>
    </style:style>
    <style:style style:name="T59" style:family="text">
      <style:text-properties officeooo:rsid="005b7f5b"/>
    </style:style>
    <style:style style:name="T60" style:family="text">
      <style:text-properties officeooo:rsid="005e9f05"/>
    </style:style>
    <style:style style:name="T61" style:family="text">
      <style:text-properties officeooo:rsid="005ffb69"/>
    </style:style>
    <style:style style:name="T62" style:family="text">
      <style:text-properties officeooo:rsid="005b0b34" style:font-weight-complex="normal"/>
    </style:style>
    <style:style style:name="T63" style:family="text">
      <style:text-properties officeooo:rsid="00469823"/>
    </style:style>
    <style:style style:name="T64" style:family="text">
      <style:text-properties officeooo:rsid="006b9454"/>
    </style:style>
    <style:style style:name="T65" style:family="text">
      <style:text-properties officeooo:rsid="006d83e4"/>
    </style:style>
    <style:style style:name="T66" style:family="text">
      <style:text-properties officeooo:rsid="006ecb5e"/>
    </style:style>
    <style:style style:name="T67" style:family="text">
      <style:text-properties officeooo:rsid="0073bbaa"/>
    </style:style>
    <style:style style:name="T68" style:family="text">
      <style:text-properties officeooo:rsid="0078d31c"/>
    </style:style>
    <style:style style:name="T69" style:family="text">
      <style:text-properties officeooo:rsid="007c1a70"/>
    </style:style>
    <style:style style:name="T70" style:family="text">
      <style:text-properties officeooo:rsid="007c348c"/>
    </style:style>
    <style:style style:name="T71" style:family="text">
      <style:text-properties officeooo:rsid="0083697c"/>
    </style:style>
    <style:style style:name="T72" style:family="text">
      <style:text-properties officeooo:rsid="008d8413"/>
    </style:style>
    <style:style style:name="T73" style:family="text">
      <style:text-properties officeooo:rsid="0091e6ae"/>
    </style:style>
    <style:style style:name="T74" style:family="text">
      <style:text-properties officeooo:rsid="009236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4">Ming Lin</text:p>
            <text:p text:style-name="P25">Ph.D.</text:p>
            <text:p text:style-name="P21">Senior Applied <text:span text:style-name="T69">Scientist</text:span></text:p>
            <text:p text:style-name="P1"><text:a xlink:type="simple" xlink:href="mailto:linming04@gmail.com" office:target-frame-name="mailto:linming04@gmail.com" xlink:show="replace" text:style-name="Internet_20_link" text:visited-style-name="Visited_20_Internet_20_Link"><text:span text:style-name="Internet_20_link"><text:span text:style-name="T2">linming04@gmail.com</text:span></text:span></text:a></text:p>
          </table:table-cell>
          <table:table-cell table:style-name="Table1.A1" office:value-type="string">
            <text:p text:style-name="P41">Amazon.com <text:span text:style-name="T71">LLC</text:span></text:p>
            <text:p text:style-name="P40">Bellevue</text:p>
            <text:p text:style-name="P40">WA 98004</text:p>
            <text:p text:style-name="P17">https://minglin-home.github.io/</text:p>
          </table:table-cell>
        </table:table-row>
      </table:table>
      <text:p text:style-name="P2"/>
      <text:p text:style-name="P26">Research Interest</text:p>
      <text:list text:style-name="WWNum42">
        <text:list-item>
          <text:p text:style-name="P43">Mathematical Foundation of Deep Learning</text:p>
        </text:list-item>
        <text:list-item>
          <text:p text:style-name="P43">Statistical Machine Learning</text:p>
        </text:list-item>
        <text:list-item>
          <text:p text:style-name="P44">Deep Neural Network Architecture Design, Optimization and Acceleration</text:p>
        </text:list-item>
        <text:list-item>
          <text:p text:style-name="P44">Applications in Computer Vision / Neural Architecture Search / Mobile AI / Cloud Services</text:p>
        </text:list-item>
      </text:list>
      <text:p text:style-name="P4"/>
      <text:p text:style-name="P27">Skills &amp; Capabilities</text:p>
      <text:p text:style-name="P4"/>
      <text:list text:style-name="WWNum43">
        <text:list-item>
          <text:p text:style-name="P45"><text:span text:style-name="T43">14 </text:span>Years of research and industrial experiences in <text:span text:style-name="T53">machine learning,</text:span> deep learning <text:span text:style-name="T53">and statistics.</text:span></text:p>
        </text:list-item>
        <text:list-item>
          <text:p text:style-name="P45">Programming</text:p>
          <text:list>
            <text:list-item>
              <text:p text:style-name="P45">Python, C/C++ </text:p>
            </text:list-item>
          </text:list>
        </text:list-item>
        <text:list-item>
          <text:p text:style-name="P45">Deep Learning Frameworks</text:p>
          <text:list>
            <text:list-item>
              <text:p text:style-name="P67"><text:span text:style-name="T4">Pytorch</text:span><text:span text:style-name="T7">, </text:span><text:span text:style-name="T4">Tensorflow</text:span><text:span text:style-name="T7">, </text:span><text:span text:style-name="T4">MXNet</text:span></text:p>
            </text:list-item>
          </text:list>
        </text:list-item>
      </text:list>
      <text:p text:style-name="P4"/>
      <text:p text:style-name="P27"><text:span text:style-name="T66">Highlighted </text:span><text:span text:style-name="T54">Researches</text:span></text:p>
      <text:p text:style-name="P28"/>
      <table:table table:name="Table12" table:style-name="Table12">
        <table:table-column table:style-name="Table12.A"/>
        <table:table-column table:style-name="Table12.B"/>
        <table:table-row table:style-name="Table12.1">
          <table:table-cell table:style-name="Table12.A1" office:value-type="string">
            <text:p text:style-name="P14">Mathematical Neural Network Design</text:p>
          </table:table-cell>
          <table:table-cell table:style-name="Table12.A1" office:value-type="string">
            <text:p text:style-name="P35">202<text:span text:style-name="T40">1</text:span> <text:span text:style-name="T8">—</text:span> <text:span text:style-name="T23">202</text:span><text:span text:style-name="T40">2</text:span></text:p>
          </table:table-cell>
        </table:table-row>
      </table:table>
      <text:list xml:id="list3187317667" text:style-name="L2">
        <text:list-header>
          <text:p text:style-name="P70"/>
        </text:list-header>
        <text:list-item>
          <text:p text:style-name="P70"><text:span text:style-name="T58">A </text:span>mathematical framework for designing efficient deep learning models.</text:p>
          <text:list>
            <text:list-item>
              <text:p text:style-name="P72">Design high performance deep neural networks with nearly zero-cost.</text:p>
            </text:list-item>
            <text:list-item>
              <text:p text:style-name="P73">Theoretical understanding of deep learning</text:p>
            </text:list-item>
          </text:list>
        </text:list-item>
        <text:list-item>
          <text:p text:style-name="P46">Publication</text:p>
          <text:list>
            <text:list-item>
              <text:p text:style-name="P46"><text:span text:style-name="T39">Entropy-Driven Mixed-Precision Quantization for Deep Network Design on IoT Devices. </text:span><text:span text:style-name="T62">NIPS 2022.</text:span></text:p>
            </text:list-item>
            <text:list-item>
              <text:p text:style-name="P46"><text:span text:style-name="T39">MAE-DET: Revisiting Maximal Entropy Principle in Zero-Shot NAS for Efficient Object Detection</text:span>. <text:span text:style-name="T63">ICML 2022</text:span>.</text:p>
            </text:list-item>
            <text:list-item>
              <text:p text:style-name="P88"><text:span text:style-name="T39">Zen-NAS: A Zero-Shot NAS for High-Performance Deep Image Recognition</text:span>. ICCV 2021.</text:p>
            </text:list-item>
          </text:list>
        </text:list-item>
        <text:list-item>
          <text:p text:style-name="P90">Invited talk</text:p>
          <text:list>
            <text:list-item>
              <text:p text:style-name="P90">Radu Marculescu, Ming Lin, Atlas Wang, Kartikeya Bhardwaj. <text:span text:style-name="T39">Training-Free Approaches for Edge AI: Challenges, Opportunities and Progress</text:span>. In MLSys 2022 Tutorial. [<text:a xlink:type="simple" xlink:href="https://mlsys.org/virtual/2022/tutorial/2201" text:style-name="Internet_20_link" text:visited-style-name="Visited_20_Internet_20_Link">website</text:a>]</text:p>
            </text:list-item>
            <text:list-item>
              <text:p text:style-name="P91"><text:a xlink:type="simple" xlink:href="http://valser.org/" text:style-name="Internet_20_link" text:visited-style-name="Visited_20_Internet_20_Link">VALSE</text:a> Talk [<text:a xlink:type="simple" xlink:href="https://www.bilibili.com/video/BV1cd4y1K77x/?spm_id_from=333.337.search-card.all.click" text:style-name="Internet_20_link" text:visited-style-name="Visited_20_Internet_20_Link">video</text:a>] (Chinese)</text:p>
            </text:list-item>
          </text:list>
        </text:list-item>
        <text:list-item>
          <text:p text:style-name="P92">Hugging-face Demo [<text:a xlink:type="simple" xlink:href="https://huggingface.co/spaces/zhijian/tinynas" text:style-name="Internet_20_link" text:visited-style-name="Visited_20_Internet_20_Link">link</text:a>]</text:p>
        </text:list-item>
      </text:list>
      <text:p text:style-name="P89"/>
      <text:p text:style-name="P74"/>
      <table:table table:name="Table4" table:style-name="Table4">
        <table:table-column table:style-name="Table4.A"/>
        <table:table-column table:style-name="Table4.B"/>
        <table:table-row table:style-name="Table4.1">
          <table:table-cell table:style-name="Table4.A1" office:value-type="string">
            <text:p text:style-name="P15">Efficient Attention Modules</text:p>
          </table:table-cell>
          <table:table-cell table:style-name="Table4.A1" office:value-type="string">
            <text:p text:style-name="P37">202<text:span text:style-name="T60">1</text:span> <text:span text:style-name="T8">—</text:span> <text:span text:style-name="T23">202</text:span><text:span text:style-name="T60">2</text:span></text:p>
          </table:table-cell>
        </table:table-row>
      </table:table>
      <text:p text:style-name="P8"/>
      <text:list xml:id="list1622384436" text:style-name="L3">
        <text:list-item>
          <text:p text:style-name="P76"><text:soft-page-break/>Innovate new attention-based building blocks for deep learning.</text:p>
        </text:list-item>
        <text:list-item>
          <text:p text:style-name="P76">Publication</text:p>
          <text:list>
            <text:list-item>
              <text:p text:style-name="P98"><text:span text:style-name="T36">Robust Graph Structure Learning over Images via Multiple Statistical Tests</text:span><text:span text:style-name="T33">. NIPS 2022.</text:span></text:p>
            </text:list-item>
            <text:list-item>
              <text:p text:style-name="P76"><text:span text:style-name="T39">KVT: k-NN Attention for Boosting Vision Transformers</text:span>. <text:span text:style-name="T61">ECCV 2022.</text:span></text:p>
            </text:list-item>
          </text:list>
        </text:list-item>
      </text:list>
      <text:list xml:id="list3706317321" text:style-name="WWNum27">
        <text:list-header>
          <text:p text:style-name="P77"/>
        </text:list-header>
      </text:list>
      <text:p text:style-name="P29">Projects</text:p>
      <text:p text:style-name="P71"/>
      <table:table table:name="Table10" table:style-name="Table10">
        <table:table-column table:style-name="Table10.A"/>
        <table:table-column table:style-name="Table10.B"/>
        <table:table-row table:style-name="Table10.1">
          <table:table-cell table:style-name="Table10.A1" office:value-type="string">
            <text:p text:style-name="P13">Light<text:span text:style-name="T59">weight</text:span>-NAS</text:p>
          </table:table-cell>
          <table:table-cell table:style-name="Table10.A1" office:value-type="string">
            <text:p text:style-name="P34">202<text:span text:style-name="T40">1</text:span> <text:span text:style-name="T8">—</text:span> <text:span text:style-name="T23">202</text:span><text:span text:style-name="T40">2</text:span></text:p>
          </table:table-cell>
        </table:table-row>
      </table:table>
      <text:list xml:id="list163757776155310" text:continue-list="list3187317667" text:style-name="L2">
        <text:list-header>
          <text:p text:style-name="P108"/>
        </text:list-header>
        <text:list-item>
          <text:p text:style-name="P68"><text:span text:style-name="T25">Homepage [</text:span><text:span text:style-name="Internet_20_link"><text:span text:style-name="T25">https://github.com/alibaba/lightweight-neural-architecture-search</text:span></text:span><text:span text:style-name="T25">]</text:span></text:p>
        </text:list-item>
        <text:list-item>
          <text:p text:style-name="P82"><text:span text:style-name="T14">Light-</text:span><text:span text:style-name="T13">NAS is a </text:span><text:span text:style-name="T10">full-stack</text:span><text:span text:style-name="T9"> framework for </text:span><text:span text:style-name="T11">optimizing mobile deep networks</text:span><text:span text:style-name="T13">. It is able to design efficient image recognition models and object detection models in 1~2 hours, with state-of-the-art performance on ImageNet, MS COCO, </text:span><text:span text:style-name="T15">etc</text:span><text:span text:style-name="T13">.</text:span></text:p>
          <text:list>
            <text:list-item>
              <text:p text:style-name="P69"><text:span text:style-name="T27">Able to optimize multiple inference </text:span><text:span text:style-name="T41">metrics</text:span><text:span text:style-name="T27"> including </text:span><text:span text:style-name="T34">hardware latenc</text:span><text:span text:style-name="T37">y</text:span><text:span text:style-name="T34">.</text:span><text:span text:style-name="T27"> </text:span></text:p>
            </text:list-item>
            <text:list-item>
              <text:p text:style-name="P100"><text:span text:style-name="T30">Training with </text:span><text:span text:style-name="T32">adaptive</text:span><text:span text:style-name="T26"> quantization </text:span><text:span text:style-name="T30">and</text:span><text:span text:style-name="T26"> </text:span><text:span text:style-name="T31">knowledge </text:span><text:span text:style-name="T26">distillation.</text:span></text:p>
            </text:list-item>
          </text:list>
        </text:list-item>
        <text:list-item>
          <text:p text:style-name="P101"><text:span text:style-name="T35">Application in Product</text:span><text:span text:style-name="T29"> </text:span></text:p>
          <text:list>
            <text:list-item>
              <text:p text:style-name="P101"><text:span text:style-name="T26">Alibaba Pailitao (</text:span><text:span text:style-name="T45">拍立淘), 10 millions active users per day. </text:span><text:span text:style-name="T46">(Similar to Google Lens)</text:span></text:p>
            </text:list-item>
            <text:list-item>
              <text:p text:style-name="P102"><text:span text:style-name="T45">Shopping With Your Camera: Visual Image Search Meets E-Commerce at Alibaba </text:span><text:span text:style-name="T48">[</text:span><text:a xlink:type="simple" xlink:href="../Shopping%20With%20Your%20Camera:%20Visual%20Image%20Search%20Meets%20E-Commerce%20at%20Alibaba" text:style-name="Internet_20_link" text:visited-style-name="Visited_20_Internet_20_Link">https://medium.com/coinmonks/shopping-with-your-camera-visual-image-search-meets-e-commerce-at-alibaba-8551925746d0</text:a><text:span text:style-name="T70">]</text:span><text:span text:style-name="T45">.</text:span></text:p>
            </text:list-item>
          </text:list>
        </text:list-item>
      </text:list>
      <text:p text:style-name="P78"/>
      <text:p text:style-name="P75"/>
      <table:table table:name="Table2" table:style-name="Table2">
        <table:table-column table:style-name="Table2.A"/>
        <table:table-column table:style-name="Table2.B"/>
        <table:table-row table:style-name="Table2.1">
          <table:table-cell table:style-name="Table2.A1" office:value-type="string">
            <text:p text:style-name="P12">Zero-Shot Neural Architecture Search</text:p>
          </table:table-cell>
          <table:table-cell table:style-name="Table2.A1" office:value-type="string">
            <text:p text:style-name="P33">2020 <text:span text:style-name="T8">—</text:span> <text:span text:style-name="T23">2021</text:span></text:p>
          </table:table-cell>
        </table:table-row>
      </table:table>
      <text:p text:style-name="P4"/>
      <text:list xml:id="list163757465113030" text:continue-list="list1622384436" text:style-name="L3">
        <text:list-item>
          <text:p text:style-name="P97"><text:span text:style-name="T38">Github</text:span><text:span text:style-name="T25"> [</text:span><text:a xlink:type="simple" xlink:href="https://github.com/idstcv/ZenNAS" office:target-frame-name="https://github.com/idstcv/ZenNAS" xlink:show="replace" text:style-name="Internet_20_link" text:visited-style-name="Visited_20_Internet_20_Link"><text:span text:style-name="Internet_20_link"><text:span text:style-name="T25">https://github.com/idstcv/ZenNAS</text:span></text:span></text:a><text:span text:style-name="T25">].</text:span></text:p>
        </text:list-item>
        <text:list-item>
          <text:p text:style-name="P83">Zen-NAS is a lightning-fast zero-shot Neural Architecture Search method. Its searching speed is 7800x times faster than EfficientNet while achieving 10x times faster inference speed on NVIDIA T4 GPU with ImageNet top-1 accuracy 83.6%.</text:p>
        </text:list-item>
        <text:list-item>
          <text:p text:style-name="P84">Zen-NAS is used in NAS competition</text:p>
          <text:list>
            <text:list-item>
              <text:p text:style-name="P85">Used in the 3rd-ranked solution PGONAS in CVPR 2022 Lightweight NAS Challenge. [<text:a xlink:type="simple" xlink:href="https://arxiv.org/abs/2206.13329" text:style-name="Internet_20_link" text:visited-style-name="Visited_20_Internet_20_Link">ar<text:span text:style-name="T72">X</text:span>iv</text:a>]</text:p>
            </text:list-item>
            <text:list-item>
              <text:p text:style-name="P83"><text:span text:style-name="T56">Used in the winning solution of WebFace260M Track of ICCV21-MFR</text:span>, 1.2% improvement over manually designed networks.</text:p>
            </text:list-item>
            <text:list-item>
              <text:p text:style-name="P47">Used in the winning solution of LPIRC-2019 Competition.</text:p>
            </text:list-item>
          </text:list>
        </text:list-item>
        <text:list-item>
          <text:p text:style-name="P86">Application in Product</text:p>
          <text:list>
            <text:list-item>
              <text:p text:style-name="P87">Dingding M1X FaceID Check-in System, <text:span text:style-name="T51">5+ million devices.</text:span></text:p>
            </text:list-item>
            <text:list-item>
              <text:p text:style-name="P87">Product Homepage <text:span text:style-name="T70">[</text:span><text:a xlink:type="simple" xlink:href="https://tms.dingtalk.com/markets/dingtalk/dingding_M1X_pc" text:style-name="Internet_20_link" text:visited-style-name="Visited_20_Internet_20_Link">https://tms.dingtalk.com/markets/dingtalk/dingding_M1X_pc</text:a><text:span text:style-name="T70">] .</text:span></text:p>
            </text:list-item>
          </text:list>
        </text:list-item>
      </text:list>
      <text:p text:style-name="P11"/>
      <text:p text:style-name="P79"/>
      <table:table table:name="Table11" table:style-name="Table11">
        <table:table-column table:style-name="Table11.A"/>
        <table:table-column table:style-name="Table11.B"/>
        <table:table-row table:style-name="Table11.1">
          <table:table-cell table:style-name="Table11.A1" office:value-type="string">
            <text:p text:style-name="P42"><text:span text:style-name="T42">GiraffeDet: </text:span>High-Performance Object Detection Backbone</text:p>
          </table:table-cell>
          <table:table-cell table:style-name="Table11.A1" office:value-type="string">
            <text:p text:style-name="P36">2020 <text:span text:style-name="T8">—</text:span> <text:span text:style-name="T23">2021</text:span></text:p>
          </table:table-cell>
        </table:table-row>
      </table:table>
      <text:p text:style-name="P7"/>
      <text:list xml:id="list163756220513181" text:continue-numbering="true" text:style-name="L3">
        <text:list-item>
          <text:p text:style-name="P99"><text:span text:style-name="T38">Github</text:span><text:span text:style-name="T25"> [</text:span><text:a xlink:type="simple" xlink:href="https://github.com/damo-cv/GiraffeDet" text:style-name="Internet_20_link" text:visited-style-name="Visited_20_Internet_20_Link"><text:span text:style-name="Internet_20_link"><text:span text:style-name="T25">https://github.com/damo-cv/GiraffeDet</text:span></text:span></text:a><text:span text:style-name="T25">].</text:span></text:p>
        </text:list-item>
        <text:list-item>
          <text:p text:style-name="P99"><text:span text:style-name="T27">The GiraffeDet uses an extremely lightweight backbone and a very deep and large neck module which encourages dense information exchange among different spatial scales as well </text:span><text:soft-page-break/><text:span text:style-name="T27">as different levels of latent semantics simultaneously. This design paradigm allows GiraffeDet </text:span><text:span text:style-name="T28">achieves SOTA performances in object detection tasks with low resource budget.</text:span></text:p>
        </text:list-item>
        <text:list-item>
          <text:p text:style-name="P81">Application in Product</text:p>
          <text:list>
            <text:list-item>
              <text:p text:style-name="P81"><text:span text:style-name="T55">Sa</text:span><text:span text:style-name="T57">tellite Remote Sensing Segmentation, 50+ TB high resolution dataset.</text:span></text:p>
            </text:list-item>
          </text:list>
        </text:list-item>
      </text:list>
      <text:p text:style-name="P11"/>
      <table:table table:name="Table3" table:style-name="Table3">
        <table:table-column table:style-name="Table3.A"/>
        <table:table-column table:style-name="Table3.B"/>
        <table:table-row table:style-name="Table3.1">
          <table:table-cell table:style-name="Table3.A1" office:value-type="string">
            <text:p text:style-name="P38">Deep Image Compression</text:p>
          </table:table-cell>
          <table:table-cell table:style-name="Table3.A1" office:value-type="string">
            <text:p text:style-name="P16">2019 — <text:span text:style-name="T23">2022</text:span></text:p>
          </table:table-cell>
        </table:table-row>
      </table:table>
      <text:p text:style-name="P4"/>
      <text:list text:style-name="L4">
        <text:list-item>
          <text:p text:style-name="P93">Develop deep learning models for better image compression</text:p>
        </text:list-item>
        <text:list-item>
          <text:p text:style-name="P93">Save 21% bit-rate over BPG</text:p>
        </text:list-item>
        <text:list-item>
          <text:p text:style-name="P80"><text:span text:style-name="T50">P</text:span><text:span text:style-name="T49">ublication</text:span></text:p>
          <text:list>
            <text:list-item>
              <text:p text:style-name="P94">Entroformer: A Transformer-based Entropy Model for Learned Image Compression. ICLR 2022.</text:p>
            </text:list-item>
            <text:list-item>
              <text:p text:style-name="P94">Learning Accurate Entropy Model with Global Reference for Image Compression. ICLR 2021.</text:p>
            </text:list-item>
          </text:list>
        </text:list-item>
        <text:list-item>
          <text:p text:style-name="P96">Application in Product</text:p>
          <text:list>
            <text:list-item>
              <text:p text:style-name="P95">Compress images <text:span text:style-name="T70">for</text:span> online storage <text:span text:style-name="T70">of</text:span> DingDing.</text:p>
            </text:list-item>
            <text:list-item>
              <text:p text:style-name="P103"><text:span text:style-name="T47">DingDing </text:span><text:a xlink:type="simple" xlink:href="https://www.dingtalk.com/en" text:style-name="Internet_20_link" text:visited-style-name="Visited_20_Internet_20_Link">[https://www.dingtalk.com/en]</text:a><text:span text:style-name="T47"> is the largest enterprise instance message app in China. </text:span></text:p>
            </text:list-item>
          </text:list>
        </text:list-item>
      </text:list>
      <text:p text:style-name="P11"/>
      <table:table table:name="Table5" table:style-name="Table5">
        <table:table-column table:style-name="Table5.A"/>
        <table:table-column table:style-name="Table5.B"/>
        <table:table-row table:style-name="Table5.1">
          <table:table-cell table:style-name="Table5.A1" office:value-type="string">
            <text:p text:style-name="P38">Real-time High-Precision GPS Grid System</text:p>
          </table:table-cell>
          <table:table-cell table:style-name="Table5.A1" office:value-type="string">
            <text:p text:style-name="P16">2018 — 2019</text:p>
          </table:table-cell>
        </table:table-row>
      </table:table>
      <text:p text:style-name="P4"/>
      <text:list text:style-name="WWNum59">
        <text:list-item>
          <text:p text:style-name="P54">Improve GPS precision to 1 centimeter in real-time (1 query per second).</text:p>
        </text:list-item>
        <text:list-item>
          <text:p text:style-name="P54">Positioning successful rate 99.5 % over-all in good weather, 80%-90% for single query.</text:p>
        </text:list-item>
      </text:list>
      <text:p text:style-name="P11"/>
      <table:table table:name="Table6" table:style-name="Table6">
        <table:table-column table:style-name="Table6.A"/>
        <table:table-column table:style-name="Table6.B"/>
        <table:table-row table:style-name="Table6.1">
          <table:table-cell table:style-name="Table6.A1" office:value-type="string">
            <text:p text:style-name="P38">Early Clinical Diagnosis of Alzheimer's Disease and Major Depressive Disorder</text:p>
          </table:table-cell>
          <table:table-cell table:style-name="Table6.A1" office:value-type="string">
            <text:p text:style-name="P16">2015 — 2018</text:p>
          </table:table-cell>
        </table:table-row>
      </table:table>
      <text:p text:style-name="P3"/>
      <text:list text:style-name="WWNum67">
        <text:list-item>
          <text:p text:style-name="P48">Use large-scale data and machine learning techniques to assist clinical diagnosis of Alzheimer's Disease.</text:p>
        </text:list-item>
        <text:list-item>
          <text:p text:style-name="P52">Able to predict Alzheimer's Disease development in four years.</text:p>
        </text:list-item>
        <text:list-item>
          <text:p text:style-name="P104"><text:span text:style-name="T1">Cooperation project with </text:span><text:span text:style-name="T3">Janssen Research &amp; Development, LCC <text:s/></text:span><text:span text:style-name="T4">Michigan Alzheimer's Disease Center.</text:span></text:p>
        </text:list-item>
      </text:list>
      <text:p text:style-name="P5"/>
      <table:table table:name="Table7" table:style-name="Table7">
        <table:table-column table:style-name="Table7.A"/>
        <table:table-column table:style-name="Table7.B"/>
        <table:table-row table:style-name="Table7.1">
          <table:table-cell table:style-name="Table7.A1" office:value-type="string">
            <text:p text:style-name="P39">Automated Low-Level Analysis and Description of Diverse Intelligence Video (ALADDIN)</text:p>
          </table:table-cell>
          <table:table-cell table:style-name="Table7.A1" office:value-type="string">
            <text:p text:style-name="P16">2014 — 2015</text:p>
          </table:table-cell>
        </table:table-row>
      </table:table>
      <text:p text:style-name="P11"/>
      <text:list text:style-name="WWNum64">
        <text:list-item>
          <text:p text:style-name="P49">Develop a large-scale content-based video retrieval system.</text:p>
        </text:list-item>
        <text:list-item>
          <text:p text:style-name="P53">Ranked top-1 in 6 out of 8 tasks in MED 2014.</text:p>
        </text:list-item>
        <text:list-item>
          <text:p text:style-name="P55">Sponsored by Informedia@CMU.</text:p>
        </text:list-item>
      </text:list>
      <text:p text:style-name="P4"/>
      <text:p text:style-name="P27">Work Experience</text:p>
      <text:p text:style-name="P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2">2022 July </text:p>
          </table:table-cell>
          <table:table-cell table:style-name="Table8.A1" office:value-type="string">
            <text:p text:style-name="P23">Senior Applied Scientist</text:p>
          </table:table-cell>
          <table:table-cell table:style-name="Table8.A1" office:value-type="string">
            <text:p text:style-name="P23">Last Mile of Amazon.com, Inc.</text:p>
          </table:table-cell>
        </table:table-row>
        <table:table-row table:style-name="Table8.1">
          <table:table-cell table:style-name="Table8.A1" office:value-type="string">
            <text:p text:style-name="P22"/>
          </table:table-cell>
          <table:table-cell table:style-name="Table8.A1" office:value-type="string">
            <text:p text:style-name="P23"/>
          </table:table-cell>
          <table:table-cell table:style-name="Table8.A1" office:value-type="string">
            <text:list text:style-name="L1">
              <text:list-item>
                <text:p text:style-name="P109">Develop AI system for <text:span text:style-name="T73">wearable IoT devices</text:span></text:p>
                <text:p text:style-name="P109"><text:soft-page-break/></text:p>
              </text:list-item>
            </text:list>
          </table:table-cell>
        </table:table-row>
        <table:table-row table:style-name="Table8.1">
          <table:table-cell table:style-name="Table8.A1" office:value-type="string">
            <text:p text:style-name="P20">2018 — <text:span text:style-name="T64">2022</text:span></text:p>
          </table:table-cell>
          <table:table-cell table:style-name="Table8.A1" office:value-type="string">
            <text:p text:style-name="P19">Staff Algorithm Engineer</text:p>
          </table:table-cell>
          <table:table-cell table:style-name="Table8.A1" office:value-type="string">
            <text:p text:style-name="P19">DAMO Academy of Alibaba Group (U.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3">
              <text:list-item>
                <text:p text:style-name="P61">Leading a <text:span text:style-name="T44">research </text:span>group <text:span text:style-name="T44">of 5 research engineers </text:span><text:span text:style-name="T52">and several r</text:span><text:span text:style-name="T44">esearch interns</text:span></text:p>
              </text:list-item>
              <text:list-item>
                <text:p text:style-name="P61">Efficient deep architecture design</text:p>
              </text:list-item>
              <text:list-item>
                <text:p text:style-name="P61">Neural Architecture Search</text:p>
              </text:list-item>
              <text:list-item>
                <text:p text:style-name="P61"><text:span text:style-name="T74">Drive </text:span><text:span text:style-name="T65">11</text:span> top conference papers</text:p>
              </text:list-item>
            </text:list>
            <text:p text:style-name="P18"/>
          </table:table-cell>
        </table:table-row>
        <table:table-row table:style-name="Table8.1">
          <table:table-cell table:style-name="Table8.A1" office:value-type="string">
            <text:p text:style-name="P18">2015 — 2018</text:p>
          </table:table-cell>
          <table:table-cell table:style-name="Table8.A1" office:value-type="string">
            <text:p text:style-name="P18">Research Investigator</text:p>
          </table:table-cell>
          <table:table-cell table:style-name="Table8.A1" office:value-type="string">
            <text:p text:style-name="P19">Department of Computational Medicine and Bioinformatics</text:p>
            <text:p text:style-name="P19">University of Michigan Medical School</text:p>
            <text:p text:style-name="P19">Ann Arbor, Michigan 48109,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4">
              <text:list-item>
                <text:p text:style-name="P50">Early diagnosis of Major Depressive Disorder and Alzheimer's disease</text:p>
              </text:list-item>
              <text:list-item>
                <text:p text:style-name="P50">Theoretical guarantees for the second order linear models</text:p>
              </text:list-item>
              <text:list-item>
                <text:p text:style-name="P50">2 top-<text:span text:style-name="T24">tier</text:span> conference papers <text:span text:style-name="T24">in statistical machine learning</text:span></text:p>
              </text:list-item>
              <text:list-item>
                <text:p text:style-name="P105"><text:span text:style-name="T3">Cooperation with Janssen Research &amp; Development, LCC and </text:span><text:span text:style-name="T4">Michigan Alzheimer's Disease Center</text:span></text:p>
              </text:list-item>
              <text:list-item>
                <text:p text:style-name="P106"><text:span text:style-name="T5">Mentor</text:span><text:span text:style-name="T4">: Jieping Ye</text:span></text:p>
              </text:list-item>
            </text:list>
            <text:p text:style-name="P10"/>
          </table:table-cell>
        </table:table-row>
        <table:table-row table:style-name="Table8.1">
          <table:table-cell table:style-name="Table8.A1" office:value-type="string">
            <text:p text:style-name="P10">2014 — 2015</text:p>
          </table:table-cell>
          <table:table-cell table:style-name="Table8.A1" office:value-type="string">
            <text:p text:style-name="P10">Postdoctoral Research Fellow</text:p>
          </table:table-cell>
          <table:table-cell table:style-name="Table8.A1" office:value-type="string">
            <text:p text:style-name="P19">School of Computer Science</text:p>
            <text:p text:style-name="P19">Carnegie Mellon University</text:p>
            <text:p text:style-name="P19">Pittsburgh, PA 15213, United States.</text:p>
          </table:table-cell>
        </table:table-row>
        <table:table-row table:style-name="Table8.1">
          <table:table-cell table:style-name="Table8.A1" office:value-type="string">
            <text:p text:style-name="P9"/>
          </table:table-cell>
          <table:table-cell table:style-name="Table8.A1" office:value-type="string">
            <text:p text:style-name="P9"/>
          </table:table-cell>
          <table:table-cell table:style-name="Table8.A1" office:value-type="string">
            <text:list text:style-name="WWNum75">
              <text:list-item>
                <text:p text:style-name="P51">Adviser: Alexander G. Hauptmann.</text:p>
              </text:list-item>
              <text:list-item>
                <text:p text:style-name="P51">Major developer of the ALADDIN project</text:p>
              </text:list-item>
              <text:list-item>
                <text:p text:style-name="P51">Video retrieval and feature fusion</text:p>
              </text:list-item>
              <text:list-item>
                <text:p text:style-name="P51">3 top conference papers with 600+ citation in total</text:p>
              </text:list-item>
            </text:list>
            <text:p text:style-name="P10"/>
          </table:table-cell>
        </table:table-row>
        <table:table-row table:style-name="Table8.1">
          <table:table-cell table:style-name="Table8.A1" office:value-type="string">
            <text:p text:style-name="P10">2013 — 2014</text:p>
          </table:table-cell>
          <table:table-cell table:style-name="Table8.A1" office:value-type="string">
            <text:p text:style-name="P10">Visiting Student</text:p>
          </table:table-cell>
          <table:table-cell table:style-name="Table8.A1" office:value-type="string">
            <text:p text:style-name="P19">School of Computer Science</text:p>
            <text:p text:style-name="P19">Carnegie Mellon University</text:p>
            <text:p text:style-name="P19">Pittsburgh, PA 15213, United States.</text:p>
            <text:list text:style-name="WWNum76">
              <text:list-item>
                <text:p text:style-name="P62">Adviser: Alexander G. Hauptmann.</text:p>
              </text:list-item>
            </text:list>
            <text:p text:style-name="P10"/>
          </table:table-cell>
        </table:table-row>
        <table:table-row table:style-name="Table8.1">
          <table:table-cell table:style-name="Table8.A1" office:value-type="string">
            <text:p text:style-name="P10">2012 — 2013</text:p>
          </table:table-cell>
          <table:table-cell table:style-name="Table8.A1" office:value-type="string">
            <text:p text:style-name="P10">Visiting Student</text:p>
          </table:table-cell>
          <table:table-cell table:style-name="Table8.A1" office:value-type="string">
            <text:p text:style-name="P19">Department of Computer Science and Engineering</text:p>
            <text:p text:style-name="P19">Michigan State University</text:p>
            <text:p text:style-name="P19">East Lansing, MI 48824, United States.</text:p>
            <text:list text:style-name="WWNum77">
              <text:list-item>
                <text:p text:style-name="P63">Adviser: Rong Jin.</text:p>
              </text:list-item>
            </text:list>
            <text:p text:style-name="P10"/>
          </table:table-cell>
        </table:table-row>
      </table:table>
      <text:p text:style-name="P4"/>
      <text:p text:style-name="P4"/>
      <text:p text:style-name="P26">Education</text:p>
      <text:p text:style-name="P26"><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2008 — 2014</text:p>
          </table:table-cell>
          <table:table-cell table:style-name="Table9.A1" office:value-type="string">
            <text:p text:style-name="P19">Ph.D.</text:p>
          </table:table-cell>
          <table:table-cell table:style-name="Table9.A1" office:value-type="string">
            <text:p text:style-name="P19">Department of Automation</text:p>
            <text:p text:style-name="P19">Tsinghua University</text:p>
            <text:p text:style-name="P19">Beijing 100084, China.</text:p>
            <text:list xml:id="list163756979030592" text:continue-list="list3706317321" text:style-name="WWNum27">
              <text:list-item>
                <text:p text:style-name="P64">Adviser: Changshui Zhang</text:p>
              </text:list-item>
            </text:list>
            <text:p text:style-name="P18"/>
          </table:table-cell>
        </table:table-row>
        <table:table-row table:style-name="Table9.1">
          <table:table-cell table:style-name="Table9.A1" office:value-type="string">
            <text:p text:style-name="P19">2004 — 2008</text:p>
          </table:table-cell>
          <table:table-cell table:style-name="Table9.A1" office:value-type="string">
            <text:p text:style-name="P19">Bachelor</text:p>
          </table:table-cell>
          <table:table-cell table:style-name="Table9.A1" office:value-type="string">
            <text:p text:style-name="P19">Department of Automation</text:p>
            <text:p text:style-name="P19">Tsinghua University</text:p>
            <text:p text:style-name="P19">Beijing 100084, China.</text:p>
            <text:p text:style-name="P19"/>
          </table:table-cell>
        </table:table-row>
      </table:table>
      <text:p text:style-name="P30"/>
      <text:p text:style-name="P30">Peer-Review Service</text:p>
      <text:p text:style-name="P30"/>
      <text:list text:style-name="WWNum2">
        <text:list-item>
          <text:p text:style-name="P56">Reviewer of AAAI, IJCAI, ICML, NIPS, ICLR, CVPR, ICCV etc.</text:p>
        </text:list-item>
        <text:list-item>
          <text:p text:style-name="P56">Reviewer of Journals: </text:p>
          <text:list>
            <text:list-item>
              <text:p text:style-name="P56">IEEE Transactions on Pattern Analysis and Machine Intelligence</text:p>
            </text:list-item>
            <text:list-item>
              <text:p text:style-name="P56">ACM Transactions on Knowledge Discovery from Data</text:p>
            </text:list-item>
            <text:list-item>
              <text:p text:style-name="P56">Pattern Recognition</text:p>
            </text:list-item>
            <text:list-item>
              <text:p text:style-name="P56">Neurocomputing</text:p>
            </text:list-item>
            <text:list-item>
              <text:p text:style-name="P56">Computer Vision and Image Understanding.</text:p>
            </text:list-item>
            <text:list-item>
              <text:p text:style-name="P56">Data Mining and Knowledge Discovery</text:p>
            </text:list-item>
          </text:list>
        </text:list-item>
      </text:list>
      <text:p text:style-name="P30"/>
      <text:p text:style-name="P26">Impact</text:p>
      <text:p text:style-name="P6"/>
      <text:p text:style-name="P6">Google citation <text:span text:style-name="T22">10</text:span><text:span text:style-name="T67">80</text:span>, h-index 1<text:span text:style-name="T67">4</text:span>, i10-index <text:span text:style-name="T67">20</text:span></text:p>
      <text:p text:style-name="P6"/>
      <text:p text:style-name="P26">Selected Publications</text:p>
      <text:p text:style-name="P6"/>
      <text:list text:style-name="WWNum87">
        <text:list-item>
          <text:p text:style-name="P65"><text:span text:style-name="T16">Ming Lin, Vaibhav Narayan, Wayne C. Drevets, Jieping Ye, Qingqin Li. </text:span><text:span text:style-name="T12">Application of Growth Mixture Modeling in Antidepressant Treatment Response Studies</text:span><text:span text:style-name="T16">. Biological Psychiatry, Volume 81, Issue 10, Supplement, Page S224, May 2017. </text:span></text:p>
        </text:list-item>
        <text:list-item>
          <text:p text:style-name="P107"><text:span text:style-name="T4">Ming Lin, Pichao Wang, Zhenhong Sun, Hesen Chen, Xiuyu Sun, Qi Qian, Hao Li, Rong Jin. </text:span><text:span text:style-name="T6">Zen-NAS: A Zero-Shot NAS for High-Performance Deep Image Recognition</text:span><text:span text:style-name="T4">. In Proceedings of the IEEE/CVF International Conference on Computer Vision (ICCV), 2021.</text:span></text:p>
        </text:list-item>
        <text:list-item>
          <text:p text:style-name="P107"><text:span text:style-name="T4">Zhenzhong Lan, Ming Lin, Xuanchong Li, Alexander G. Hauptmann, Bhiksha Raj. </text:span><text:span text:style-name="T6">Beyond Gaussian Pyramid: Multi-skip Feature Stacking for Action Recognition</text:span><text:span text:style-name="T4">. IEEE Conference on Computer Vision and Pattern Recognition (CVPR), Pages 204-212, 2015.</text:span></text:p>
        </text:list-item>
      </text:list>
      <text:p text:style-name="P30"/>
      <text:p text:style-name="P30">Bibliography</text:p>
      <text:p text:style-name="P30"/>
      <text:p text:style-name="P32">Peer-Reviewed Conferences</text:p>
      <text:p text:style-name="P31"/>
      <text:list text:style-name="WWNum3">
        <text:list-item>
          <text:p text:style-name="P57"><text:soft-page-break/><text:span text:style-name="T16">Yaohua Wang, Fangyi Zhang, Ming Lin, Senzhang Wang, Xiuyu Sun, Rong Jin. Robust Graph Structure Learning over Images via Multiple Statistical Tests. </text:span><text:span text:style-name="T21">In Proceedings of the Conference on Neural Information Processing Systems (NIPS), 2022.</text:span></text:p>
        </text:list-item>
        <text:list-item>
          <text:p text:style-name="P58"><text:span text:style-name="T16">Zhenhong Sun, Ce Ge, Junyan Wang, Ming Lin, Hesen Chen, Hao Li, Xiuyu Sun. Entropy-Driven Mixed-Precision Quantization for Deep Network Design on IoT Devices. </text:span><text:span text:style-name="T21">In Proceedings of the Conference on Neural Information Processing Systems (NIPS), 2022.</text:span></text:p>
        </text:list-item>
        <text:list-item>
          <text:p text:style-name="P57"><text:span text:style-name="T16">Pichao Wang, Xue Wang, Fan Wang, Ming Lin, Shuning Chang, Hao Li, Rong Jin. KVT: k-NN Attention for Boosting Vision Transformers. </text:span><text:span text:style-name="T20">In Proceedings of the European Conference on Computer Vision (ECCV), 2022</text:span></text:p>
        </text:list-item>
        <text:list-item>
          <text:p text:style-name="P57"><text:span text:style-name="T16">Zhenhong Sun, Ming Lin, </text:span><text:span text:style-name="T17">Zhiyu Tan,</text:span><text:span text:style-name="T16"> Xiuyu Sun, </text:span><text:span text:style-name="T17">Hao Li</text:span><text:span text:style-name="T16">, Rong Jin. </text:span><text:span text:style-name="T18">MAE-DET: Revisiting Maximal Entropy Principle in Zero-Shot NAS for Efficient Object Detection</text:span><text:span text:style-name="T16">. </text:span><text:span text:style-name="T19">In Proceedings of the International Conference </text:span><text:span text:style-name="T20">on Machine Learning </text:span><text:span text:style-name="T19">(ICML),</text:span><text:span text:style-name="T17"> 2022</text:span><text:span text:style-name="T16">.</text:span></text:p>
        </text:list-item>
        <text:list-item>
          <text:p text:style-name="P59">Yichen Qian, Xiuyu Sun, Ming Lin, Zhiyu Tan, Rong Jin. <text:span text:style-name="T56">Entroformer: A Transformer-based Entropy Model for Learned Image Compression.</text:span> In Proceedings of the International Conference on Learning Representations (ICLR), 2022.</text:p>
        </text:list-item>
        <text:list-item>
          <text:p text:style-name="P60">Yaohua Wang, Yaobin Zhang, Fangyi Zhang, Senzhang Wang, Ming Lin, YuQi Zhang, Xiuyu Sun. Ada-NETS: Face Clustering via Adaptive Neighbour Discovery in the Structure Space. In Proceedings of the International Conference on Learning Representations (ICLR), 2022.</text:p>
        </text:list-item>
        <text:list-item>
          <text:p text:style-name="P60">Yiqi Jiang, Zhiyu Tan, Junyan Wang, Xiuyu Sun, Ming Lin, Hao Li. GiraffeDet: A Heavy-Neck Paradigm for Object Detection. In Proceedings of the International Conference on Learning Representations (ICLR), 2022.</text:p>
        </text:list-item>
        <text:list-item>
          <text:p text:style-name="P59">Ming Lin, Pichao Wang, Zhenhong Sun, Hesen Chen, Xiuyu Sun, Qi Qian, Hao Li, Rong Jin. Zen-NAS: A Zero-Shot NAS for High-Performance Deep Image Recognition. In Proceedings of the IEEE/CVF International Conference on Computer Vision (ICCV), 2021.</text:p>
        </text:list-item>
        <text:list-item>
          <text:p text:style-name="P59">Yichen Qian, Zhiyu Tan, Xiuyu Sun, Ming Lin, Dongyang Li, Zhenhong Sun, Li Hao, Rong Jin. Learning Accurate Entropy Model with Global Reference for Image Compression. In Proceedings of the International Conference on Learning Representations (ICLR), 2021.</text:p>
        </text:list-item>
        <text:list-item>
          <text:p text:style-name="P59">Hesen Chen, Ming Lin, Xiuyu Sun, Qian Qi, Hao Li, Rong Jin. MuffNet: Multi-Layer Feature Federation for Mobile Deep Learning. In Proceedings of the IEEE/CVF International Conference on Computer Vision (ICCV workshop), 2019.</text:p>
        </text:list-item>
        <text:list-item>
          <text:p text:style-name="P59">Ming Lin, Xiaomin Song, Qi Qian, Hao Li, Liang Sun, Shenghuo Zhu, Rong Jin. Robust Gaussian Process Regression for Real-Time High Precision GPS Signal Enhancement. In Proceedings of the 25TH ACM SIGKDD CONFERENCE ON KNOWLEDGE DISCOVERY AND DATA MINING (SIGKDD), 2019.</text:p>
        </text:list-item>
        <text:list-item>
          <text:p text:style-name="P59">Ming Lin, Shuang Qiu, Jieping Ye, Xiaomin Song, Qi Qian, Liang Sun, Shenghuo Zhu, Rong Jin. Which Factorization Machine Modeling is Better: A Theoretical Answer with Optimal Guarantee. The Thirty-Third AAAI Conference on Artificial Intelligence (AAAI), 2019.</text:p>
        </text:list-item>
        <text:list-item>
          <text:p text:style-name="P59">Tieliang Gong, Guangtao Wang, Jieping Ye, Zongben Xu, Ming Lin. Margin Based PU Learning. In Proceedings of the 32nd AAAI Conference on Artificial Intelligence (AAAI), 2018.</text:p>
        </text:list-item>
        <text:list-item>
          <text:p text:style-name="P59">Xiang Li, Aoxiao Zhong, Ming Lin, Ning Guo, Mu Sun, Arkadiusz Sitek, Jieping Ye, James Thrall, Quanzheng Li. Self-paced Convolutional Neural Network for Computer Aided Detection in Medical Imaging Analysis. In Proceedings of the 8th International Workshop on Machine Learning in Medical Imaging (MLMI), 2017.</text:p>
        </text:list-item>
        <text:list-item>
          <text:p text:style-name="P59">Zhenzhong Lan, Shoou-I Yu, Dezhong Yao, Ming Lin, Bhiksha Raj ; Alexander Hauptmann. The Best of BothWorlds: Combining Data-Independent and Data-Driven Approaches for Action <text:soft-page-break/>Recognition. IEEE Conference on Computer Vision and Pattern Recognition Workshops (CVPRW). Pages 1196-1205, 2016.</text:p>
        </text:list-item>
        <text:list-item>
          <text:p text:style-name="P59">Ming Lin, Jieping Ye. A Non-convex One-Pass Framework for Generalized Factorization Machine and Rank-One Matrix Sensing. In Proceedings of the 30th Annual Conference on Neural Information Processing Systems (NIPS), Pages 1633-1641, 2016.</text:p>
        </text:list-item>
        <text:list-item>
          <text:p text:style-name="P59">Chuang Gang, Ming Lin, Yi Yang, Gerard de Melo, Alexander G. Hauptmann. Concepts Not Alone: Exploring Pairwise Relationships for Zero-Shot Video Activity Recognition. <text:s/>In Proceedings of the 30th AAAI Conference on Artificial Intelligence (AAAI), Pages 3487-3493, 2016.</text:p>
        </text:list-item>
        <text:list-item>
          <text:p text:style-name="P59">Chuang Gang, Ming Lin, Yi Yang, Alexander G. Hauptmann. Exploring Semantic Inter-Class Relationships (SIR) for Zero-Shot Action Recognition. In Proceedings of the 29th AAAI Conference on Artificial Intelligence (AAAI), Pages 3769-3775, 2015</text:p>
        </text:list-item>
        <text:list-item>
          <text:p text:style-name="P59">Zhenzhong Lan, Ming Lin, Xuanchong Li, Alexander G. Hauptmann, Bhiksha Raj. Beyond Gaussian Pyramid: Multi-skip Feature Stacking for Action Recognition. IEEE Conference on Computer Vision and Pattern Recognition (CVPR), Pages 204-212, 2015.</text:p>
        </text:list-item>
        <text:list-item>
          <text:p text:style-name="P59">Ming Lin, Zhenzhong Lan, Alexander G. Hauptmann. Density Corrected Sparse Recovery when R.I.P. Condition is Broken. In Proceedings of the 24th International Joint Conference on Artificial Intelligence (IJCAI), Pages 3664-3670, 2015.</text:p>
        </text:list-item>
        <text:list-item>
          <text:p text:style-name="P59">Shoou-I Yu, Lu Jiang, Zexi Mao, Xiaojun Chang, Xingzhong Du, Chuang Gan, Zhenzhong Lan, Zhongwen Xu, Xuanchong Li, Yang Cai, Anurag Kumar, Yajie Miao, Lara Martin, Nikolas Wolfe, Shicheng Xu, Huan Li, Ming Lin, Zhigang Ma, Yi Yang, Deyu Meng, Shiguang Shan, Pinar Duygulu Sahin, Susanne Burger, Florian Metze, Rita Singh, Bhiksha Raj, Teruko Mitamura, Richard Stern, Alexander Hauptmann. Informedia@ TRECVID 2014 MED and MER. NIST TRECVID Video Retrieval Evaluation Workshop, 2014.</text:p>
        </text:list-item>
        <text:list-item>
          <text:p text:style-name="P59">Ming Lin, Rong Jin, Changshui Zhang. Efficient Sparse Recovery via Adaptive Non-Convex Regularizers with Oracle Property. In Proceedings of the 30th Conference on Uncertainty in Artificial Intelligenre (UAI), Pages 505-514, 2014.</text:p>
        </text:list-item>
        <text:list-item>
          <text:p text:style-name="P59">Lijun Zhang, Jinfeng Yi, Ming Lin, Xiaofei He. Online Kernel Learning with a Near Optimal Sparsity Bound. In Proceedings of the 30th International Conference on Machine Learning (ICML), Pages 621 – 629, 2013.</text:p>
        </text:list-item>
      </text:list>
      <text:p text:style-name="P2"/>
      <text:p text:style-name="P32">Peer-Reviewed Journals</text:p>
      <text:p text:style-name="P32"/>
      <text:list text:style-name="WWNum86">
        <text:list-item>
          <text:p text:style-name="P66">Jian Liang, Kun Chen, Ming Lin, Changshui Zhang, Fei Wang. Robust Finite Mixture Regression for Heterogeneous Targets. Data Mining and Knowledge Discovery, Volume 32, Issue 6, pp 1509–1560, November 2018.</text:p>
        </text:list-item>
        <text:list-item>
          <text:p text:style-name="P66">Ming Lin, Pinghua Gong, Tao Yang, Jieping Ye, Roger L. Albin, Hiroko H. Dodge. Big Data Analytical Approaches to the NACC Dataset: Aiding Preclinical Trial Enrichment, Volume 32, Issue1, Pages 18-27, January-March 2018.</text:p>
        </text:list-item>
        <text:list-item>
          <text:p text:style-name="P66">Daqing Chang, Ming Lin, Changshui Zhang. On the generalization ability of online gradient descent algorithm under the quadratic growth condition. To appear in TNNLS 2018.</text:p>
        </text:list-item>
        <text:list-item>
          <text:p text:style-name="P66">Ming Lin, Vaibhav Narayan, Wayne C. Drevets, Jieping Ye, Qingqin Li. Application of Growth Mixture Modeling in Antidepressant Treatment Response Studies. Biological Psychiatry, Volume 81, Issue 10, Supplement, Page S224, May 2017. </text:p>
        </text:list-item>
        <text:list-item>
          <text:p text:style-name="P66"><text:soft-page-break/>Xiaojun Chang, Zhigang Ma, Ming Lin, Yi Yang, Alexander G. Hauptmann. Feature Interaction Augmented Sparse Learning for Fast Kinect Motion Detection. IEEE Transactions on Image Processing, Volume 26, Issue 8, Pages 3911-3920. 2017. </text:p>
        </text:list-item>
        <text:list-item>
          <text:p text:style-name="P66">Shoou-I Yu, Yi Yang, Zhongwen Xu, Shicheng Xu, Deyu Meng, Zexi Mao, Zhigang Ma, Ming Lin, Xuanchong Li, Huan Li, Zhenzhong Lan, Lu Jiang, Alexander G. Hauptmann, Chuang Gan, Xingzhong Du, Xiaojun Chang. Strategies for Searching Video Content with Text Queries or Video Examples (Invited Paper). ITE Transactions on Media Technology and Applications 4.3, Pages 227-238, 2016</text:p>
        </text:list-item>
        <text:list-item>
          <text:p text:style-name="P66">Ming Lin, Lijun Zhang, Rong Jin, Shifeng Weng, Changshui Zhang. <text:s/>Online Kernel Learning with Nearly Constant Support Vectors. Neurocomputing. Volume 179, Pages 26-36, 2016.</text:p>
        </text:list-item>
        <text:list-item>
          <text:p text:style-name="P66">Zhen Hu, Ming Lin, Changshui Zhang. Dependent Online Kernel Learning with Constant Number of Random Fourier Features. IEEE Transactions on Neural Networks and Learning Systems (TNNLS), Volume 26, Issue 10, Pages 2464-2476, 2015.</text:p>
        </text:list-item>
        <text:list-item>
          <text:p text:style-name="P66">Zheng Pan, Ming Lin, Guangdong Hou, Changshui Zhang. Damping proximal coordinate descent algorithm for non-convex regularization. Neurocomputing, vol 152, Pages 151-163, 2015. </text:p>
        </text:list-item>
        <text:list-item>
          <text:p text:style-name="P66">Ming Lin, Fei Wang, Changshui Zhang. <text:s/>Large-Scale Eigenvector Approximation via Hilbert Space Embedding Nystrom. <text:s/>Pattern Recognition (PR), 48(5), Pages 1904-1912, 2015. </text:p>
        </text:list-item>
        <text:list-item>
          <text:p text:style-name="P66">Ming Lin, Shifeng Weng, Changshui Zhang. On the Sample Complexity of Random Fourier Features for Online Learning. ACM Transactions on Knowledge Discovery from Data (TKDD), Volume 8 Issue 3, Pages 13:1--13:19, June 2014.</text:p>
        </text:list-item>
        <text:list-item>
          <text:p text:style-name="P66">Shizhun Yang, Ming Lin, Chenping Hou, Changshui Zhang, Yi Wu. A General Framework for Transfer Sparse Subspace Learning. Neural Computing and Applications. Volume 21, Number 7, Pages 1801-1817, August 2012.</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 Math1" svg:font-family="'Cambria Math'"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arial, sans-serif"/>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Arial2" style:font-size-asian="11pt" style:language-asian="zh" style:country-asian="CN" style:font-name-complex="Times New Roman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style:writing-mode="lr-tb"/>
      <style:text-properties style:use-window-font-color="true" loext:opacity="0%" style:font-name="Calibri" fo:font-family="Calibri" style:font-family-generic="roman" style:font-pitch="variable" fo:font-size="12pt" fo:language="en" fo:country="US" style:font-name-asian="Calibri1" style:font-family-asian="Calibri" style:font-family-generic-asian="system" style:font-pitch-asian="variable" style:font-size-asian="12pt" style:language-asian="zh" style:country-asian="CN" style:font-name-complex="Calibri1" style:font-family-complex="Calibri"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Lucida Sans1"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table_20_of_20_figures" style:display-name="table of figures" style:family="paragraph" style:parent-style-name="Standard">
      <style:paragraph-properties fo:margin-top="0in" fo:margin-bottom="0in" style:contextual-spacing="false"/>
    </style:style>
    <style:style style:name="Heading_20_1" style:display-name="Heading 1" style:family="paragraph" style:parent-style-name="Standard"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 style:class="text">
      <style:paragraph-properties fo:margin-top="0.1665in" fo:margin-bottom="0.0417in" style:contextual-spacing="false"/>
    </style:style>
    <style:style style:name="Heading_20_8" style:display-name="Heading 8" style:family="paragraph" style:parent-style-name="Standard" style:default-outline-level="8" style:list-style-name=""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 style:class="text">
      <style:paragraph-properties fo:margin-top="0.1665in" fo:margin-bottom="0.0417in" style:contextual-spacing="false"/>
      <style:text-properties style:font-name="Cambria" fo:font-family="Cambria" style:font-family-generic="roman" style:font-pitch="variable" fo:font-size="11pt" style:font-name-asian="Arial2" style:font-family-asian="Arial" style:font-family-generic-asian="system" style:font-pitch-asian="variable" style:font-size-asian="11pt" style:font-size-complex="11pt"/>
    </style:style>
    <style:style style:name="标题样式" style:family="paragraph" style:parent-style-name="Standard">
      <style:paragraph-properties fo:margin-top="0.1665in" fo:margin-bottom="0.0835in"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索引" style:family="paragraph" style:parent-style-name="Standard">
      <style:paragraph-properties text:number-lines="false" text:line-number="0"/>
      <style:text-properties style:font-name-complex="Lucida Sans1" style:font-family-complex="'Lucida Sans'" style:font-family-generic-complex="system" style:font-pitch-complex="variable"/>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font-name-asian="Arial2" style:font-family-asian="Arial" style:font-family-generic-asian="system" style:font-pitch-asian="variable"/>
    </style:style>
    <style:style style:name="No_20_Spacing" style:display-name="No Spacing" style:family="paragraph" style:parent-style-name="Standard">
      <style:text-properties fo:font-size="16pt" style:font-size-asian="16pt" style:font-size-complex="16pt"/>
    </style:style>
    <style:style style:name="List_20_Paragraph" style:display-name="List Paragraph" style:family="paragraph" style:parent-style-name="Standard" style:list-style-name="WWNum27" style:list-level="1">
      <style:paragraph-properties fo:margin-left="0.5in" fo:margin-right="0in" fo:margin-top="0in" fo:margin-bottom="0in" style:contextual-spacing="true" fo:line-height="115%"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Quote" style:family="paragraph" style:parent-style-name="Standard">
      <style:text-properties fo:font-style="italic" style:font-style-asian="italic"/>
    </style:style>
    <style:style style:name="Intense_20_Quote" style:display-name="Intense Quote" style:family="paragraph" style:parent-style-name="Standard">
      <style:paragraph-properties fo:margin-left="0.5in" fo:margin-right="0.5in" fo:text-indent="0in" style:auto-text-indent="false"/>
      <style:text-properties fo:font-size="11pt" fo:font-style="italic" fo:font-weight="bold" style:font-size-asian="11pt" style:font-style-asian="italic" style:font-weight-asian="bold"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class="index"/>
    <style:style style:name="Date" style:family="paragraph" style:parent-style-name="Standard"/>
    <style:style style:name="Header_20_and_20_Footer" style:display-name="Header and Footer" style:family="paragraph" style:parent-style-name="Standard" style:class="extra"/>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text-properties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Arial2" style:font-family-asian="Arial" style:font-family-generic-asian="system" style:font-pitch-asian="variable" style:font-size-asian="14pt" style:font-style-asian="italic" style:font-weight-asian="bold"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Arial2" style:font-family-asian="Arial" style:font-family-generic-asian="system" style:font-pitch-asian="variable" style:font-size-asian="13pt" style:font-weight-asian="bold" style:font-size-complex="13pt" style:font-weight-complex="bold"/>
    </style:style>
    <style:style style:name="Heading_20_4_20_Char" style:display-name="Heading 4 Char" style:family="text" style:parent-style-name="Default_20_Paragraph_20_Font">
      <style:text-properties fo:font-size="14pt" fo:font-weight="bold" style:font-size-asian="14pt"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weight="bold" style:font-weight-asian="bold" style:font-weight-complex="bold"/>
    </style:style>
    <style:style style:name="Heading_20_7_20_Char" style:display-name="Heading 7 Char" style:family="text" style:parent-style-name="Default_20_Paragraph_20_Font">
      <style:text-properties fo:font-size="12pt" style:font-size-asian="12pt" style:font-size-complex="12pt"/>
    </style:style>
    <style:style style:name="Heading_20_8_20_Char" style:display-name="Heading 8 Char" style:family="text" style:parent-style-name="Default_20_Paragraph_20_Font">
      <style:text-properties fo:font-size="12pt" fo:font-style="italic" style:font-size-asian="12pt"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style:font-name-asian="Arial2" style:font-family-asian="Arial"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Arial2" style:font-family-asian="Arial" style:font-family-generic-asian="system" style:font-pitch-asian="variable" style:font-size-asian="12pt" style:font-size-complex="12pt"/>
    </style:style>
    <style:style style:name="Strong" style:family="text" style:parent-style-name="Default_20_Paragraph_20_Font">
      <style:text-properties fo:font-weight="bold" style:font-weight-asian="bold" style:font-weight-complex="bold"/>
    </style:style>
    <style:style style:name="强调" style:family="text" style:parent-style-name="Default_20_Paragraph_20_Font">
      <style:text-properties style:font-name="Calibri" fo:font-family="Calibri" style:font-family-generic="roman" style:font-pitch="variable" fo:font-style="italic" fo:font-weight="bold" style:font-style-asian="italic" style:font-weight-asian="bold" style:font-style-complex="italic"/>
    </style:style>
    <style:style style:name="Quote_20_Char" style:display-name="Quote Char" style:family="text" style:parent-style-name="Default_20_Paragraph_20_Font">
      <style:text-properties fo:font-size="12pt" fo:font-style="italic" style:font-size-asian="12pt" style:font-style-asian="italic" style:font-size-complex="12pt"/>
    </style:style>
    <style:style style:name="Intense_20_Quote_20_Char" style:display-name="Intense Quote Char" style:family="text" style:parent-style-name="Default_20_Paragraph_20_Font">
      <style:text-properties fo:font-size="12pt" fo:font-style="italic" fo:font-weight="bold" style:font-size-asian="12pt" style:font-style-asian="italic" style:font-weight-asian="bold"/>
    </style:style>
    <style:style style:name="Subtle_20_Emphasis" style:display-name="Subtle Emphasis" style:family="text">
      <style:text-properties fo:color="#5a5a5a" loext:opacity="100%" fo:font-style="italic" style:font-style-asian="italic"/>
    </style:style>
    <style:style style:name="Intense_20_Emphasis" style:display-name="Intense Emphasis" style:family="text" style:parent-style-name="Default_20_Paragraph_20_Fon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Default_20_Paragraph_20_Font">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Default_20_Paragraph_20_Font">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Default_20_Paragraph_20_Font">
      <style:text-properties style:font-name="Cambria" fo:font-family="Cambria" style:font-family-generic="roman" style:font-pitch="variable" fo:font-size="12pt" fo:font-style="italic" fo:font-weight="bold" style:font-name-asian="Arial2" style:font-family-asian="Arial" style:font-family-generic-asian="system" style:font-pitch-asian="variable" style:font-size-asian="12pt" style:font-style-asian="italic" style:font-weight-asian="bold" style:font-size-complex="12pt"/>
    </style:style>
    <style:style style:name="Date_20_Char" style:display-name="Date Char" style:family="text" style:parent-style-name="Default_20_Paragraph_20_Font">
      <style:text-properties fo:font-size="12pt" style:font-size-asian="12pt" style:font-size-complex="12pt"/>
    </style:style>
    <style:style style:name="Internet_20_链接" style:display-name="Internet 链接" style:family="text" style:parent-style-name="Default_20_Paragraph_20_Font">
      <style:text-properties fo:color="#0000ff" loext:opacity="100%" style:text-underline-style="solid" style:text-underline-width="auto" style:text-underline-color="font-color"/>
    </style:style>
    <style:style style:name="Header_20_Char" style:display-name="Header Char" style:family="text" style:parent-style-name="Default_20_Paragraph_20_Font">
      <style:text-properties fo:font-size="9pt" style:font-size-asian="9pt" style:font-size-complex="9pt"/>
    </style:style>
    <style:style style:name="Footer_20_Char" style:display-name="Footer Char" style:family="text" style:parent-style-name="Default_20_Paragraph_20_Font">
      <style:text-properties fo:font-size="9pt" style:font-size-asian="9pt" style:font-size-complex="9pt"/>
    </style:style>
    <style:style style:name="ListLabel_20_1" style:display-name="ListLabel 1"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weight="bold" style:font-weight-asian="bold"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Wingdings" style:font-family-complex="Wingdings"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ListLabel_20_63" style:display-name="ListLabel 63" style:family="text">
      <style:text-properties style:font-name-complex="Wingdings" style:font-family-complex="Wingdings"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 style:display-name="ListLabel 67" style:family="text">
      <style:text-properties style:font-name-complex="Wingdings" style:font-family-complex="Wingdings"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Wingdings" style:font-family-complex="Wingdings"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Wingdings" style:font-family-complex="Wingdings"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Wingdings" style:font-family-complex="Wingdings" style:font-family-generic-complex="system" style:font-pitch-complex="variable"/>
    </style:style>
    <style:style style:name="ListLabel_20_89" style:display-name="ListLabel 89" style:family="text">
      <style:text-properties style:font-name-complex="Wingdings" style:font-family-complex="Wingdings"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Wingdings" style:font-family-complex="Wingdings" style:font-family-generic-complex="system" style:font-pitch-complex="variable"/>
    </style:style>
    <style:style style:name="ListLabel_20_92" style:display-name="ListLabel 92" style:family="text">
      <style:text-properties style:font-name-complex="Wingdings" style:font-family-complex="Wingdings" style:font-family-generic-complex="system" style:font-pitch-complex="variable"/>
    </style:style>
    <style:style style:name="ListLabel_20_93" style:display-name="ListLabel 93" style:family="text">
      <style:text-properties style:font-name-complex="Courier New"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Wingdings" style:font-family-complex="Wingdings"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Wingdings" style:font-family-complex="Wingdings"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Wingdings" style:font-family-complex="Wingdings" style:font-family-generic-complex="system" style:font-pitch-complex="variable"/>
    </style:style>
    <style:style style:name="ListLabel_20_102" style:display-name="ListLabel 1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Wingdings" style:font-family-complex="Wingdings"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Wingdings" style:font-family-complex="Wingdings" style:font-family-generic-complex="system" style:font-pitch-complex="variable"/>
    </style:style>
    <style:style style:name="ListLabel_20_108" style:display-name="ListLabel 10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Wingdings" style:font-family-complex="Wingdings" style:font-family-generic-complex="system" style:font-pitch-complex="variable"/>
    </style:style>
    <style:style style:name="ListLabel_20_111" style:display-name="ListLabel 111" style:family="text">
      <style:text-properties fo:font-weight="bold" style:font-weight-asian="bold" style:font-name-complex="Courier New" style:font-family-complex="'Courier New'" style:font-family-generic-complex="system" style:font-pitch-complex="variable"/>
    </style:style>
    <style:style style:name="ListLabel_20_112" style:display-name="ListLabel 112" style:family="text">
      <style:text-properties style:font-name-complex="Wingdings" style:font-family-complex="Wingdings" style:font-family-generic-complex="system" style:font-pitch-complex="variable"/>
    </style:style>
    <style:style style:name="ListLabel_20_113" style:display-name="ListLabel 113" style:family="text">
      <style:text-properties style:font-name-complex="Wingdings" style:font-family-complex="Wingdings"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Wingdings" style:font-family-complex="Wingdings" style:font-family-generic-complex="system" style:font-pitch-complex="variable"/>
    </style:style>
    <style:style style:name="ListLabel_20_116" style:display-name="ListLabel 116" style:family="text">
      <style:text-properties style:font-name-complex="Wingdings" style:font-family-complex="Wingdings"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Wingdings" style:font-family-complex="Wingdings" style:font-family-generic-complex="system" style:font-pitch-complex="variable"/>
    </style:style>
    <style:style style:name="ListLabel_20_119" style:display-name="ListLabel 119" style:family="text">
      <style:text-properties style:font-name-complex="Wingdings" style:font-family-complex="Wingdings"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style:font-name-complex="Courier New"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Wingdings" style:font-family-complex="Wingdings" style:font-family-generic-complex="system" style:font-pitch-complex="variable"/>
    </style:style>
    <style:style style:name="ListLabel_20_132" style:display-name="ListLabel 132" style:family="text">
      <style:text-properties style:font-name-complex="Wingdings" style:font-family-complex="Wingdings"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Wingdings" style:font-family-complex="Wingdings" style:font-family-generic-complex="system" style:font-pitch-complex="variable"/>
    </style:style>
    <style:style style:name="ListLabel_20_135" style:display-name="ListLabel 135" style:family="text">
      <style:text-properties style:font-name-complex="Wingdings" style:font-family-complex="Wingdings"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Wingdings" style:font-family-complex="Wingdings" style:font-family-generic-complex="system" style:font-pitch-complex="variable"/>
    </style:style>
    <style:style style:name="ListLabel_20_138" style:display-name="ListLabel 138" style:family="text">
      <style:text-properties style:font-name-complex="Courier New"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Wingdings" style:font-family-complex="Wingdings" style:font-family-generic-complex="system" style:font-pitch-complex="variable"/>
    </style:style>
    <style:style style:name="ListLabel_20_141" style:display-name="ListLabel 141" style:family="text">
      <style:text-properties style:font-name-complex="Wingdings" style:font-family-complex="Wingdings"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style:font-name-complex="Wingdings" style:font-family-complex="Wingdings" style:font-family-generic-complex="system" style:font-pitch-complex="variable"/>
    </style:style>
    <style:style style:name="ListLabel_20_144" style:display-name="ListLabel 144" style:family="text">
      <style:text-properties style:font-name-complex="Wingdings" style:font-family-complex="Wingdings" style:font-family-generic-complex="system" style:font-pitch-complex="variable"/>
    </style:style>
    <style:style style:name="ListLabel_20_145" style:display-name="ListLabel 145" style:family="text">
      <style:text-properties style:font-name-complex="Wingdings" style:font-family-complex="Wingdings" style:font-family-generic-complex="system" style:font-pitch-complex="variable"/>
    </style:style>
    <style:style style:name="ListLabel_20_146" style:display-name="ListLabel 146" style:family="text">
      <style:text-properties style:font-name-complex="Wingdings" style:font-family-complex="Wingdings" style:font-family-generic-complex="system" style:font-pitch-complex="variable"/>
    </style:style>
    <style:style style:name="ListLabel_20_147" style:display-name="ListLabel 1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8" style:display-name="ListLabel 1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49" style:display-name="ListLabel 1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0" style:display-name="ListLabel 1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1" style:display-name="ListLabel 1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2" style:display-name="ListLabel 1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3" style:display-name="ListLabel 1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54" style:display-name="ListLabel 1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5" style:display-name="ListLabel 1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6" style:display-name="ListLabel 1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7" style:display-name="ListLabel 1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8" style:display-name="ListLabel 1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59" style:display-name="ListLabel 1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0" style:display-name="ListLabel 1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1" style:display-name="ListLabel 1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2" style:display-name="ListLabel 1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3" style:display-name="ListLabel 1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4" style:display-name="ListLabel 1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5" style:display-name="ListLabel 1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6" style:display-name="ListLabel 1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67" style:display-name="ListLabel 1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68" style:display-name="ListLabel 1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69" style:display-name="ListLabel 1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0" style:display-name="ListLabel 1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1" style:display-name="ListLabel 1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2" style:display-name="ListLabel 1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3" style:display-name="ListLabel 1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4" style:display-name="ListLabel 1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5" style:display-name="ListLabel 1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6" style:display-name="ListLabel 1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77" style:display-name="ListLabel 1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78" style:display-name="ListLabel 1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79" style:display-name="ListLabel 1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0" style:display-name="ListLabel 18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1" style:display-name="ListLabel 1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2" style:display-name="ListLabel 1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3" style:display-name="ListLabel 1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4" style:display-name="ListLabel 1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5" style:display-name="ListLabel 1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6" style:display-name="ListLabel 1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87" style:display-name="ListLabel 1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8" style:display-name="ListLabel 1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89" style:display-name="ListLabel 1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0" style:display-name="ListLabel 1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1" style:display-name="ListLabel 1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2" style:display-name="ListLabel 1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3" style:display-name="ListLabel 1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4" style:display-name="ListLabel 1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5" style:display-name="ListLabel 1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6" style:display-name="ListLabel 1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97" style:display-name="ListLabel 1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198" style:display-name="ListLabel 19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199" style:display-name="ListLabel 1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0" style:display-name="ListLabel 2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1" style:display-name="ListLabel 2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2" style:display-name="ListLabel 2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3" style:display-name="ListLabel 2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4" style:display-name="ListLabel 2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5" style:display-name="ListLabel 2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6" style:display-name="ListLabel 2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07" style:display-name="ListLabel 20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08" style:display-name="ListLabel 2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9" style:display-name="ListLabel 2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0" style:display-name="ListLabel 2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1" style:display-name="ListLabel 2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2" style:display-name="ListLabel 2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3" style:display-name="ListLabel 2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4" style:display-name="ListLabel 2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5" style:display-name="ListLabel 2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6" style:display-name="ListLabel 21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17" style:display-name="ListLabel 2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8" style:display-name="ListLabel 2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19" style:display-name="ListLabel 2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0" style:display-name="ListLabel 2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1" style:display-name="ListLabel 2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2" style:display-name="ListLabel 2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3" style:display-name="ListLabel 2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4" style:display-name="ListLabel 2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5" style:display-name="ListLabel 2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26" style:display-name="ListLabel 2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7" style:display-name="ListLabel 2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28" style:display-name="ListLabel 2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29" style:display-name="ListLabel 2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0" style:display-name="ListLabel 2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1" style:display-name="ListLabel 2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2" style:display-name="ListLabel 2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3" style:display-name="ListLabel 2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4" style:display-name="ListLabel 2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35" style:display-name="ListLabel 2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6" style:display-name="ListLabel 2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37" style:display-name="ListLabel 2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8" style:display-name="ListLabel 2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9" style:display-name="ListLabel 2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0" style:display-name="ListLabel 2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1" style:display-name="ListLabel 2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2" style:display-name="ListLabel 2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3" style:display-name="ListLabel 24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44" style:display-name="ListLabel 2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5" style:display-name="ListLabel 2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6" style:display-name="ListLabel 246" style:family="text">
      <style:text-properties style:font-name="Arial" fo:font-family="Arial" style:font-family-generic="roman" style:font-pitch="variable" fo:font-size="12pt" fo:font-weight="normal"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7" style:display-name="ListLabel 2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8" style:display-name="ListLabel 2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49" style:display-name="ListLabel 2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0" style:display-name="ListLabel 2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1" style:display-name="ListLabel 2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2" style:display-name="ListLabel 2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3" style:display-name="ListLabel 2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4" style:display-name="ListLabel 2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5" style:display-name="ListLabel 2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6" style:display-name="ListLabel 2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57" style:display-name="ListLabel 2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58" style:display-name="ListLabel 2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59" style:display-name="ListLabel 2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0" style:display-name="ListLabel 2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1" style:display-name="ListLabel 2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2" style:display-name="ListLabel 2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3" style:display-name="ListLabel 2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4" style:display-name="ListLabel 2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5" style:display-name="ListLabel 2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6" style:display-name="ListLabel 2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67" style:display-name="ListLabel 2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68" style:display-name="ListLabel 2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9" style:display-name="ListLabel 2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0" style:display-name="ListLabel 2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1" style:display-name="ListLabel 2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2" style:display-name="ListLabel 2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3" style:display-name="ListLabel 2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4" style:display-name="ListLabel 2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5" style:display-name="ListLabel 2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6" style:display-name="ListLabel 2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77" style:display-name="ListLabel 2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8" style:display-name="ListLabel 2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79" style:display-name="ListLabel 2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0" style:display-name="ListLabel 2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1" style:display-name="ListLabel 2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2" style:display-name="ListLabel 2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3" style:display-name="ListLabel 2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4" style:display-name="ListLabel 2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5" style:display-name="ListLabel 2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6" style:display-name="ListLabel 2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87" style:display-name="ListLabel 2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88" style:display-name="ListLabel 28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89" style:display-name="ListLabel 2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0" style:display-name="ListLabel 2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1" style:display-name="ListLabel 2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2" style:display-name="ListLabel 2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3" style:display-name="ListLabel 2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4" style:display-name="ListLabel 2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5" style:display-name="ListLabel 2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6" style:display-name="ListLabel 2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297" style:display-name="ListLabel 2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298" style:display-name="ListLabel 2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9" style:display-name="ListLabel 2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0" style:display-name="ListLabel 3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1" style:display-name="ListLabel 3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2" style:display-name="ListLabel 3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3" style:display-name="ListLabel 3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4" style:display-name="ListLabel 3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5" style:display-name="ListLabel 3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6" style:display-name="ListLabel 3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07" style:display-name="ListLabel 3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08" style:display-name="ListLabel 3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09" style:display-name="ListLabel 3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0" style:display-name="ListLabel 3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1" style:display-name="ListLabel 3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2" style:display-name="ListLabel 3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3" style:display-name="ListLabel 3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4" style:display-name="ListLabel 3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5" style:display-name="ListLabel 3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16" style:display-name="ListLabel 3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7" style:display-name="ListLabel 3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18" style:display-name="ListLabel 3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19" style:display-name="ListLabel 3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0" style:display-name="ListLabel 3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1" style:display-name="ListLabel 3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2" style:display-name="ListLabel 3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3" style:display-name="ListLabel 3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4" style:display-name="ListLabel 3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25" style:display-name="ListLabel 3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6" style:display-name="ListLabel 3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27" style:display-name="ListLabel 3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8" style:display-name="ListLabel 3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9" style:display-name="ListLabel 3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0" style:display-name="ListLabel 3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1" style:display-name="ListLabel 3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2" style:display-name="ListLabel 3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3" style:display-name="ListLabel 3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34" style:display-name="ListLabel 3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5" style:display-name="ListLabel 3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6" style:display-name="ListLabel 3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7" style:display-name="ListLabel 3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38" style:display-name="ListLabel 3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39" style:display-name="ListLabel 3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0" style:display-name="ListLabel 3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1" style:display-name="ListLabel 3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2" style:display-name="ListLabel 34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3" style:display-name="ListLabel 3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4" style:display-name="ListLabel 3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5" style:display-name="ListLabel 3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6" style:display-name="ListLabel 3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47" style:display-name="ListLabel 3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48" style:display-name="ListLabel 3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49" style:display-name="ListLabel 3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0" style:display-name="ListLabel 3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1" style:display-name="ListLabel 35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2" style:display-name="ListLabel 3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3" style:display-name="ListLabel 3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4" style:display-name="ListLabel 3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5" style:display-name="ListLabel 3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6" style:display-name="ListLabel 3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57" style:display-name="ListLabel 3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58" style:display-name="ListLabel 3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9" style:display-name="ListLabel 3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0" style:display-name="ListLabel 3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1" style:display-name="ListLabel 3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2" style:display-name="ListLabel 3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3" style:display-name="ListLabel 3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4" style:display-name="ListLabel 3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5" style:display-name="ListLabel 3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6" style:display-name="ListLabel 3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67" style:display-name="ListLabel 3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68" style:display-name="ListLabel 3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69" style:display-name="ListLabel 3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0" style:display-name="ListLabel 3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1" style:display-name="ListLabel 3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2" style:display-name="ListLabel 3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3" style:display-name="ListLabel 3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4" style:display-name="ListLabel 3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5" style:display-name="ListLabel 3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6" style:display-name="ListLabel 3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77" style:display-name="ListLabel 3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78" style:display-name="ListLabel 3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79" style:display-name="ListLabel 3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0" style:display-name="ListLabel 3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1" style:display-name="ListLabel 3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2" style:display-name="ListLabel 3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3" style:display-name="ListLabel 3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4" style:display-name="ListLabel 3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5" style:display-name="ListLabel 3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6" style:display-name="ListLabel 3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87" style:display-name="ListLabel 3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88" style:display-name="ListLabel 3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89" style:display-name="ListLabel 3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0" style:display-name="ListLabel 3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1" style:display-name="ListLabel 3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2" style:display-name="ListLabel 3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3" style:display-name="ListLabel 3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4" style:display-name="ListLabel 3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5" style:display-name="ListLabel 3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6" style:display-name="ListLabel 3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397" style:display-name="ListLabel 3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98" style:display-name="ListLabel 3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399" style:display-name="ListLabel 3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0" style:display-name="ListLabel 4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1" style:display-name="ListLabel 4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2" style:display-name="ListLabel 4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3" style:display-name="ListLabel 4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4" style:display-name="ListLabel 4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5" style:display-name="ListLabel 4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6" style:display-name="ListLabel 4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07" style:display-name="ListLabel 4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08" style:display-name="ListLabel 4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09" style:display-name="ListLabel 4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0" style:display-name="ListLabel 4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1" style:display-name="ListLabel 4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2" style:display-name="ListLabel 4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3" style:display-name="ListLabel 4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4" style:display-name="ListLabel 4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5" style:display-name="ListLabel 4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6" style:display-name="ListLabel 4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17" style:display-name="ListLabel 4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18" style:display-name="ListLabel 4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19" style:display-name="ListLabel 4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0" style:display-name="ListLabel 4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1" style:display-name="ListLabel 4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2" style:display-name="ListLabel 4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3" style:display-name="ListLabel 4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4" style:display-name="ListLabel 4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5" style:display-name="ListLabel 4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6" style:display-name="ListLabel 4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27" style:display-name="ListLabel 4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28" style:display-name="ListLabel 4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29" style:display-name="ListLabel 4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0" style:display-name="ListLabel 4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1" style:display-name="ListLabel 4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2" style:display-name="ListLabel 4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3" style:display-name="ListLabel 4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4" style:display-name="ListLabel 4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5" style:display-name="ListLabel 4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6" style:display-name="ListLabel 4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37" style:display-name="ListLabel 4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38" style:display-name="ListLabel 4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39" style:display-name="ListLabel 4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0" style:display-name="ListLabel 4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1" style:display-name="ListLabel 4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2" style:display-name="ListLabel 4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3" style:display-name="ListLabel 4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4" style:display-name="ListLabel 4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5" style:display-name="ListLabel 4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6" style:display-name="ListLabel 4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47" style:display-name="ListLabel 4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48" style:display-name="ListLabel 4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49" style:display-name="ListLabel 4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0" style:display-name="ListLabel 4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1" style:display-name="ListLabel 4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2" style:display-name="ListLabel 4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3" style:display-name="ListLabel 4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4" style:display-name="ListLabel 4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5" style:display-name="ListLabel 4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6" style:display-name="ListLabel 4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57" style:display-name="ListLabel 4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58" style:display-name="ListLabel 4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59" style:display-name="ListLabel 4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0" style:display-name="ListLabel 4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1" style:display-name="ListLabel 4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2" style:display-name="ListLabel 4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3" style:display-name="ListLabel 4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4" style:display-name="ListLabel 4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5" style:display-name="ListLabel 4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6" style:display-name="ListLabel 4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67" style:display-name="ListLabel 4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68" style:display-name="ListLabel 4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69" style:display-name="ListLabel 4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0" style:display-name="ListLabel 4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1" style:display-name="ListLabel 4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2" style:display-name="ListLabel 4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3" style:display-name="ListLabel 4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4" style:display-name="ListLabel 4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5" style:display-name="ListLabel 4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6" style:display-name="ListLabel 4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77" style:display-name="ListLabel 47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78" style:display-name="ListLabel 47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79" style:display-name="ListLabel 47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0" style:display-name="ListLabel 4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1" style:display-name="ListLabel 48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2" style:display-name="ListLabel 48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3" style:display-name="ListLabel 48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4" style:display-name="ListLabel 48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5" style:display-name="ListLabel 48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6" style:display-name="ListLabel 4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87" style:display-name="ListLabel 4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88" style:display-name="ListLabel 4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89" style:display-name="ListLabel 4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0" style:display-name="ListLabel 4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1" style:display-name="ListLabel 4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2" style:display-name="ListLabel 4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3" style:display-name="ListLabel 4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4" style:display-name="ListLabel 4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5" style:display-name="ListLabel 49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496" style:display-name="ListLabel 49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7" style:display-name="ListLabel 49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498" style:display-name="ListLabel 4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499" style:display-name="ListLabel 49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0" style:display-name="ListLabel 50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1" style:display-name="ListLabel 50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2" style:display-name="ListLabel 50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3" style:display-name="ListLabel 50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4" style:display-name="ListLabel 50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05" style:display-name="ListLabel 50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6" style:display-name="ListLabel 50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07" style:display-name="ListLabel 5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8" style:display-name="ListLabel 50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09" style:display-name="ListLabel 50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0" style:display-name="ListLabel 51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1" style:display-name="ListLabel 5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2" style:display-name="ListLabel 51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3" style:display-name="ListLabel 51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14" style:display-name="ListLabel 5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5" style:display-name="ListLabel 51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6" style:display-name="ListLabel 5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7" style:display-name="ListLabel 5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18" style:display-name="ListLabel 51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19" style:display-name="ListLabel 51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0" style:display-name="ListLabel 5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1" style:display-name="ListLabel 52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2" style:display-name="ListLabel 52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3" style:display-name="ListLabel 5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4" style:display-name="ListLabel 52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5" style:display-name="ListLabel 52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6" style:display-name="ListLabel 5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27" style:display-name="ListLabel 52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28" style:display-name="ListLabel 52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29" style:display-name="ListLabel 52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0" style:display-name="ListLabel 53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1" style:display-name="ListLabel 53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2" style:display-name="ListLabel 53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3" style:display-name="ListLabel 53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4" style:display-name="ListLabel 53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5" style:display-name="ListLabel 53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6" style:display-name="ListLabel 53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37" style:display-name="ListLabel 53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38" style:display-name="ListLabel 53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39" style:display-name="ListLabel 53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0" style:display-name="ListLabel 54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1" style:display-name="ListLabel 54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2" style:display-name="ListLabel 54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3" style:display-name="ListLabel 5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4" style:display-name="ListLabel 54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5" style:display-name="ListLabel 54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6" style:display-name="ListLabel 54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47" style:display-name="ListLabel 54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48" style:display-name="ListLabel 54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49" style:display-name="ListLabel 54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0" style:display-name="ListLabel 55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1" style:display-name="ListLabel 55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2" style:display-name="ListLabel 55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3" style:display-name="ListLabel 55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4" style:display-name="ListLabel 55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5" style:display-name="ListLabel 55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6" style:display-name="ListLabel 55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57" style:display-name="ListLabel 55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58" style:display-name="ListLabel 55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59" style:display-name="ListLabel 55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0" style:display-name="ListLabel 56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1" style:display-name="ListLabel 56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2" style:display-name="ListLabel 56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3" style:display-name="ListLabel 56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4" style:display-name="ListLabel 56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5" style:display-name="ListLabel 56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6" style:display-name="ListLabel 56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67" style:display-name="ListLabel 56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68" style:display-name="ListLabel 56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69" style:display-name="ListLabel 56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0" style:display-name="ListLabel 57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1" style:display-name="ListLabel 57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2" style:display-name="ListLabel 57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3" style:display-name="ListLabel 57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4" style:display-name="ListLabel 57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5" style:display-name="ListLabel 57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6" style:display-name="ListLabel 57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77" style:display-name="ListLabel 57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78" style:display-name="ListLabel 57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79" style:display-name="ListLabel 57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0" style:display-name="ListLabel 58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1" style:display-name="ListLabel 58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2" style:display-name="ListLabel 58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3" style:display-name="ListLabel 58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4" style:display-name="ListLabel 58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5" style:display-name="ListLabel 58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86" style:display-name="ListLabel 58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7" style:display-name="ListLabel 58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88" style:display-name="ListLabel 5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89" style:display-name="ListLabel 58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0" style:display-name="ListLabel 59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1" style:display-name="ListLabel 59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2" style:display-name="ListLabel 5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3" style:display-name="ListLabel 59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4" style:display-name="ListLabel 59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5" style:display-name="ListLabel 5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6" style:display-name="ListLabel 59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597" style:display-name="ListLabel 59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598" style:display-name="ListLabel 5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599" style:display-name="ListLabel 59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0" style:display-name="ListLabel 60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1" style:display-name="ListLabel 6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2" style:display-name="ListLabel 60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3" style:display-name="ListLabel 60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4" style:display-name="ListLabel 6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5" style:display-name="ListLabel 60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6" style:display-name="ListLabel 60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07" style:display-name="ListLabel 6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08" style:display-name="ListLabel 60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09" style:display-name="ListLabel 60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0" style:display-name="ListLabel 6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1" style:display-name="ListLabel 61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2" style:display-name="ListLabel 61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3" style:display-name="ListLabel 6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4" style:display-name="ListLabel 61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5" style:display-name="ListLabel 61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6" style:display-name="ListLabel 6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17" style:display-name="ListLabel 61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18" style:display-name="ListLabel 61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19" style:display-name="ListLabel 6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0" style:display-name="ListLabel 62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1" style:display-name="ListLabel 62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2" style:display-name="ListLabel 6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3" style:display-name="ListLabel 62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4" style:display-name="ListLabel 62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5" style:display-name="ListLabel 6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6" style:display-name="ListLabel 62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27" style:display-name="ListLabel 62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28" style:display-name="ListLabel 6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29" style:display-name="ListLabel 62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0" style:display-name="ListLabel 63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1" style:display-name="ListLabel 6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2" style:display-name="ListLabel 63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3" style:display-name="ListLabel 63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4" style:display-name="ListLabel 6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5" style:display-name="ListLabel 63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6" style:display-name="ListLabel 63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37" style:display-name="ListLabel 63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38" style:display-name="ListLabel 63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39" style:display-name="ListLabel 63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0" style:display-name="ListLabel 64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1" style:display-name="ListLabel 64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2" style:display-name="ListLabel 6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3" style:display-name="ListLabel 64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4" style:display-name="ListLabel 64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5" style:display-name="ListLabel 64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6" style:display-name="ListLabel 64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47" style:display-name="ListLabel 64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48" style:display-name="ListLabel 64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49" style:display-name="ListLabel 64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0" style:display-name="ListLabel 65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1" style:display-name="ListLabel 6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2" style:display-name="ListLabel 65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3" style:display-name="ListLabel 65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4" style:display-name="ListLabel 65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5" style:display-name="ListLabel 65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6" style:display-name="ListLabel 65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57" style:display-name="ListLabel 65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58" style:display-name="ListLabel 65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59" style:display-name="ListLabel 65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0" style:display-name="ListLabel 66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1" style:display-name="ListLabel 66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2" style:display-name="ListLabel 66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3" style:display-name="ListLabel 66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4" style:display-name="ListLabel 66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5" style:display-name="ListLabel 66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6" style:display-name="ListLabel 66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67" style:display-name="ListLabel 66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68" style:display-name="ListLabel 66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69" style:display-name="ListLabel 66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0" style:display-name="ListLabel 67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1" style:display-name="ListLabel 67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2" style:display-name="ListLabel 67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3" style:display-name="ListLabel 67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4" style:display-name="ListLabel 67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5" style:display-name="ListLabel 67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6" style:display-name="ListLabel 67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77" style:display-name="ListLabel 67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78" style:display-name="ListLabel 67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79" style:display-name="ListLabel 67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0" style:display-name="ListLabel 68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1" style:display-name="ListLabel 68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2" style:display-name="ListLabel 68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3" style:display-name="ListLabel 68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4" style:display-name="ListLabel 68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5" style:display-name="ListLabel 68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6" style:display-name="ListLabel 68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87" style:display-name="ListLabel 68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88" style:display-name="ListLabel 68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89" style:display-name="ListLabel 68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0" style:display-name="ListLabel 69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1" style:display-name="ListLabel 69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2" style:display-name="ListLabel 69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3" style:display-name="ListLabel 69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4" style:display-name="ListLabel 69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5" style:display-name="ListLabel 69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6" style:display-name="ListLabel 69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697" style:display-name="ListLabel 69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98" style:display-name="ListLabel 69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699" style:display-name="ListLabel 69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0" style:display-name="ListLabel 70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1" style:display-name="ListLabel 70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2" style:display-name="ListLabel 70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3" style:display-name="ListLabel 70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4" style:display-name="ListLabel 70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5" style:display-name="ListLabel 70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6" style:display-name="ListLabel 70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07" style:display-name="ListLabel 70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08" style:display-name="ListLabel 70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09" style:display-name="ListLabel 70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0" style:display-name="ListLabel 71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1" style:display-name="ListLabel 71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2" style:display-name="ListLabel 71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3" style:display-name="ListLabel 71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4" style:display-name="ListLabel 71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5" style:display-name="ListLabel 71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6" style:display-name="ListLabel 71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17" style:display-name="ListLabel 71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18" style:display-name="ListLabel 71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19" style:display-name="ListLabel 71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0" style:display-name="ListLabel 72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1" style:display-name="ListLabel 72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2" style:display-name="ListLabel 72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3" style:display-name="ListLabel 72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4" style:display-name="ListLabel 72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5" style:display-name="ListLabel 72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6" style:display-name="ListLabel 72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27" style:display-name="ListLabel 72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28" style:display-name="ListLabel 72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29" style:display-name="ListLabel 72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0" style:display-name="ListLabel 73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1" style:display-name="ListLabel 73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2" style:display-name="ListLabel 73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3" style:display-name="ListLabel 73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4" style:display-name="ListLabel 73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5" style:display-name="ListLabel 73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6" style:display-name="ListLabel 73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37" style:display-name="ListLabel 73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38" style:display-name="ListLabel 73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39" style:display-name="ListLabel 73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0" style:display-name="ListLabel 74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1" style:display-name="ListLabel 74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2" style:display-name="ListLabel 74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3" style:display-name="ListLabel 74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4" style:display-name="ListLabel 74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5" style:display-name="ListLabel 74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6" style:display-name="ListLabel 74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47" style:display-name="ListLabel 747"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48" style:display-name="ListLabel 74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49" style:display-name="ListLabel 749"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0" style:display-name="ListLabel 750"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1" style:display-name="ListLabel 75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2" style:display-name="ListLabel 752"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3" style:display-name="ListLabel 753"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4" style:display-name="ListLabel 75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5" style:display-name="ListLabel 755"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6" style:display-name="ListLabel 75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57" style:display-name="ListLabel 75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58" style:display-name="ListLabel 75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59" style:display-name="ListLabel 75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0" style:display-name="ListLabel 76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1" style:display-name="ListLabel 76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2" style:display-name="ListLabel 76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3" style:display-name="ListLabel 76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4" style:display-name="ListLabel 76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5" style:display-name="ListLabel 765"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6" style:display-name="ListLabel 76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67" style:display-name="ListLabel 767"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68" style:display-name="ListLabel 768"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69" style:display-name="ListLabel 76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0" style:display-name="ListLabel 770"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1" style:display-name="ListLabel 771"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2" style:display-name="ListLabel 77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3" style:display-name="ListLabel 773"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4" style:display-name="ListLabel 774"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75" style:display-name="ListLabel 77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76" style:display-name="ListLabel 776"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87" style:display-name="ListLabel 78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88" style:display-name="ListLabel 788"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89" style:display-name="ListLabel 789"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0" style:display-name="ListLabel 79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1" style:display-name="ListLabel 791"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2" style:display-name="ListLabel 792" style:family="text">
      <style:text-properties style:font-name-asian="Symbol" style:font-family-asian="Symbol" style:font-family-generic-asian="system" style:font-pitch-asian="variable" style:font-name-complex="Symbol" style:font-family-complex="Symbol" style:font-family-generic-complex="system" style:font-pitch-complex="variable"/>
    </style:style>
    <style:style style:name="ListLabel_20_793" style:display-name="ListLabel 79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794" style:display-name="ListLabel 794" style:family="text">
      <style:text-properties style:font-name-asian="Wingdings" style:font-family-asian="Wingdings" style:font-family-generic-asian="system" style:font-pitch-asian="variable" style:font-name-complex="Wingdings" style:font-family-complex="Wingdings" style:font-family-generic-complex="system" style:font-pitch-complex="variable"/>
    </style:style>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22" loext:num-list-format="o" style:num-suffix="o" text:bullet-char="o">
        <style:list-level-properties text:list-level-position-and-space-mode="label-alignment">
          <style:list-level-label-alignment text:label-followed-by="listtab" fo:text-indent="-0.25in" fo:margin-left="1in"/>
        </style:list-level-properties>
      </text:list-level-style-bullet>
      <text:list-level-style-bullet text:level="3"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 loext:num-list-format="o" style:num-suffix="o" text:bullet-char="o">
        <style:list-level-properties text:list-level-position-and-space-mode="label-alignment">
          <style:list-level-label-alignment text:label-followed-by="listtab" fo:text-indent="-0.25in" fo:margin-left="2.5in"/>
        </style:list-level-properties>
      </text:list-level-style-bullet>
      <text:list-level-style-bullet text:level="6" text:style-name="ListLabel_20_2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8" loext:num-list-format="o" style:num-suffix="o" text:bullet-char="o">
        <style:list-level-properties text:list-level-position-and-space-mode="label-alignment">
          <style:list-level-label-alignment text:label-followed-by="listtab" fo:text-indent="-0.25in" fo:margin-left="4in"/>
        </style:list-level-properties>
      </text:list-level-style-bullet>
      <text:list-level-style-bullet text:level="9" text:style-name="ListLabel_20_2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4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5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5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7"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58"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59"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0"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61"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62"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63"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64"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65"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6"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67"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0"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73"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75"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76"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77"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78"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79"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0"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81"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82"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83"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84"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85"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86"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87"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88"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89"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0"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91"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92"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93"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94"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95"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96"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97"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98"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99"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0"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01"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2" loext:num-list-format="o" style:num-suffix="o" text:bullet-char="o">
        <style:list-level-properties text:list-level-position-and-space-mode="label-alignment">
          <style:list-level-label-alignment text:label-followed-by="listtab" fo:text-indent="-0.2917in" fo:margin-left="0.2917in"/>
        </style:list-level-properties>
        <style:text-properties style:font-name="Courier New1"/>
      </text:list-level-style-bullet>
      <text:list-level-style-bullet text:level="2" text:style-name="ListLabel_20_103"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04"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05"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06"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07"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08"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09"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0"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1"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12"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13"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14"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15"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16"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17"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18"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19"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0" loext:num-list-format="%1%" style:num-format="">
        <style:list-level-properties text:list-level-position-and-space-mode="label-alignment">
          <style:list-level-label-alignment text:label-followed-by="nothing"/>
        </style:list-level-properties>
      </text:list-level-style-number>
      <text:list-level-style-number text:level="2" text:style-name="ListLabel_20_12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2" loext:num-list-format="%3%" style:num-format="">
        <style:list-level-properties text:list-level-position-and-space-mode="label-alignment">
          <style:list-level-label-alignment text:label-followed-by="nothing"/>
        </style:list-level-properties>
      </text:list-level-style-number>
      <text:list-level-style-number text:level="4" text:style-name="ListLabel_20_123" loext:num-list-format="%4%" style:num-format="">
        <style:list-level-properties text:list-level-position-and-space-mode="label-alignment">
          <style:list-level-label-alignment text:label-followed-by="nothing"/>
        </style:list-level-properties>
      </text:list-level-style-number>
      <text:list-level-style-number text:level="5" text:style-name="ListLabel_20_124" loext:num-list-format="%5%" style:num-format="">
        <style:list-level-properties text:list-level-position-and-space-mode="label-alignment">
          <style:list-level-label-alignment text:label-followed-by="nothing"/>
        </style:list-level-properties>
      </text:list-level-style-number>
      <text:list-level-style-number text:level="6" text:style-name="ListLabel_20_125" loext:num-list-format="%6%" style:num-format="">
        <style:list-level-properties text:list-level-position-and-space-mode="label-alignment">
          <style:list-level-label-alignment text:label-followed-by="nothing"/>
        </style:list-level-properties>
      </text:list-level-style-number>
      <text:list-level-style-number text:level="7" text:style-name="ListLabel_20_126" loext:num-list-format="%7%" style:num-format="">
        <style:list-level-properties text:list-level-position-and-space-mode="label-alignment">
          <style:list-level-label-alignment text:label-followed-by="nothing"/>
        </style:list-level-properties>
      </text:list-level-style-number>
      <text:list-level-style-number text:level="8" text:style-name="ListLabel_20_127" loext:num-list-format="%8%" style:num-format="">
        <style:list-level-properties text:list-level-position-and-space-mode="label-alignment">
          <style:list-level-label-alignment text:label-followed-by="nothing"/>
        </style:list-level-properties>
      </text:list-level-style-number>
      <text:list-level-style-number text:level="9" text:style-name="ListLabel_20_12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29"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0"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31"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32"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33"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34"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35"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36"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37"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38" loext:num-list-format="o" style:num-suffix="o" text:bullet-char="o">
        <style:list-level-properties text:list-level-position-and-space-mode="label-alignment">
          <style:list-level-label-alignment text:label-followed-by="listtab" fo:text-indent="-0.2917in" fo:margin-left="0.2917in"/>
        </style:list-level-properties>
      </text:list-level-style-bullet>
      <text:list-level-style-bullet text:level="2" text:style-name="ListLabel_20_139" loext:num-list-format="" style:num-suffix="" text:bullet-char="">
        <style:list-level-properties text:list-level-position-and-space-mode="label-alignment">
          <style:list-level-label-alignment text:label-followed-by="listtab" fo:text-indent="-0.2917in" fo:margin-left="0.5835in"/>
        </style:list-level-properties>
        <style:text-properties style:font-name="Wingdings1"/>
      </text:list-level-style-bullet>
      <text:list-level-style-bullet text:level="3" text:style-name="ListLabel_20_140" loext:num-list-format="" style:num-suffix="" text:bullet-char="">
        <style:list-level-properties text:list-level-position-and-space-mode="label-alignment">
          <style:list-level-label-alignment text:label-followed-by="listtab" fo:text-indent="-0.2917in" fo:margin-left="0.8752in"/>
        </style:list-level-properties>
        <style:text-properties style:font-name="Wingdings1"/>
      </text:list-level-style-bullet>
      <text:list-level-style-bullet text:level="4" text:style-name="ListLabel_20_141" loext:num-list-format="" style:num-suffix="" text:bullet-char="">
        <style:list-level-properties text:list-level-position-and-space-mode="label-alignment">
          <style:list-level-label-alignment text:label-followed-by="listtab" fo:text-indent="-0.2917in" fo:margin-left="1.1665in"/>
        </style:list-level-properties>
        <style:text-properties style:font-name="Wingdings1"/>
      </text:list-level-style-bullet>
      <text:list-level-style-bullet text:level="5" text:style-name="ListLabel_20_142" loext:num-list-format="" style:num-suffix="" text:bullet-char="">
        <style:list-level-properties text:list-level-position-and-space-mode="label-alignment">
          <style:list-level-label-alignment text:label-followed-by="listtab" fo:text-indent="-0.2917in" fo:margin-left="1.4583in"/>
        </style:list-level-properties>
        <style:text-properties style:font-name="Wingdings1"/>
      </text:list-level-style-bullet>
      <text:list-level-style-bullet text:level="6" text:style-name="ListLabel_20_143" loext:num-list-format="" style:num-suffix="" text:bullet-char="">
        <style:list-level-properties text:list-level-position-and-space-mode="label-alignment">
          <style:list-level-label-alignment text:label-followed-by="listtab" fo:text-indent="-0.2917in" fo:margin-left="1.75in"/>
        </style:list-level-properties>
        <style:text-properties style:font-name="Wingdings1"/>
      </text:list-level-style-bullet>
      <text:list-level-style-bullet text:level="7" text:style-name="ListLabel_20_144" loext:num-list-format="" style:num-suffix="" text:bullet-char="">
        <style:list-level-properties text:list-level-position-and-space-mode="label-alignment">
          <style:list-level-label-alignment text:label-followed-by="listtab" fo:text-indent="-0.2917in" fo:margin-left="2.0417in"/>
        </style:list-level-properties>
        <style:text-properties style:font-name="Wingdings1"/>
      </text:list-level-style-bullet>
      <text:list-level-style-bullet text:level="8" text:style-name="ListLabel_20_145" loext:num-list-format="" style:num-suffix="" text:bullet-char="">
        <style:list-level-properties text:list-level-position-and-space-mode="label-alignment">
          <style:list-level-label-alignment text:label-followed-by="listtab" fo:text-indent="-0.2917in" fo:margin-left="2.3335in"/>
        </style:list-level-properties>
        <style:text-properties style:font-name="Wingdings1"/>
      </text:list-level-style-bullet>
      <text:list-level-style-bullet text:level="9" text:style-name="ListLabel_20_146" loext:num-list-format="" style:num-suffix="" text:bullet-char="">
        <style:list-level-properties text:list-level-position-and-space-mode="label-alignment">
          <style:list-level-label-alignment text:label-followed-by="listtab" fo:text-indent="-0.2917in" fo:margin-left="2.6252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4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4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4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5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5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5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5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5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5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5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6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6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6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6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16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6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6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6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6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7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74"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7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7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7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7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7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8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8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83"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18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8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8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8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8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8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9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9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19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19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19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19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19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19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19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0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0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0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04"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0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0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07"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0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1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1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1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2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2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3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3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40"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24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4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4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5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5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5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5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5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5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2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58"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6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6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7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7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7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7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7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7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7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8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8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8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8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8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8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8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8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8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29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29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29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29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29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29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29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29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0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0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0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0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0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0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0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0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0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0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1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18"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1"/>
      </text:list-level-style-bullet>
      <text:list-level-style-bullet text:level="2" text:style-name="ListLabel_20_3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2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2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2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2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3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3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3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3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3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3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36" loext:num-list-format="Ø" style:num-suffix="Ø" text:bullet-char="Ø">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3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39"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3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3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3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45"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4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4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4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4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5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5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5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54"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5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5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5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5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5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6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6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6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36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6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6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6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6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6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7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7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7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7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7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7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7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7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7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8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8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8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8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8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8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8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8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9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39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39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39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39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39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39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39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39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9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0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0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0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0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0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0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0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40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0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1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1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1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1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1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1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1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1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1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2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2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2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2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2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2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2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2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2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3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3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3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3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3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3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3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3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3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4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4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4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4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4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4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4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4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4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5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5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5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45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5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5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5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5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5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6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6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6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6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6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65"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6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6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68"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7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7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7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7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7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7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7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7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7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7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80"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8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8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8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8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8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8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8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8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89"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49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49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49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49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49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49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49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9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49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0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0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0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0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0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0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0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507"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0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0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1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1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1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1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1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16"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1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1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1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2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2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2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2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2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2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2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2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3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3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3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35"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36"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37"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38"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39"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40"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41"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42"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43"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4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4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46"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4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49"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5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5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5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5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5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5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5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5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5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6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6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6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56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56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56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56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56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56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7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7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73"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7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7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76"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7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7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58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8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8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8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8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8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8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8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88"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58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9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59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9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9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59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59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9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97"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59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59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0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0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0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0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0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0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0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0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1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1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1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1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1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1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1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1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1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2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2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2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2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2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62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2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2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2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2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3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3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3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3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3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3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3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3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4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42"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4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4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4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4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4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4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4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51" loext:num-list-format="o" style:num-suffix="o" text:bullet-char="o">
        <style:list-level-properties text:list-level-position-and-space-mode="label-alignment">
          <style:list-level-label-alignment text:label-followed-by="listtab" fo:text-indent="-0.25in" fo:margin-left="0.4925in"/>
        </style:list-level-properties>
        <style:text-properties style:font-name="Courier New1"/>
      </text:list-level-style-bullet>
      <text:list-level-style-bullet text:level="2" text:style-name="ListLabel_20_65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5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5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5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5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5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5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5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6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6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6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6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6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6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6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6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7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672"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7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7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675"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7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7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79"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0"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81"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82"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83"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84"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85"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86"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88"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89"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0"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691"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692"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693"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694"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695"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Bullet_20_Symbols" loext:num-list-format="%1%" text:bullet-char="•">
        <style:list-level-properties text:list-level-position-and-space-mode="label-alignment">
          <style:list-level-label-alignment text:label-followed-by="listtab" fo:text-indent="-0.25in" fo:margin-left="0.4925in"/>
        </style:list-level-properties>
        <style:text-properties style:font-name="OpenSymbol"/>
      </text:list-level-style-bullet>
      <text:list-level-style-bullet text:level="2" text:style-name="ListLabel_20_69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69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69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0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0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0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0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705"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06"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07"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08"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09"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10"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11"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12"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13"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14"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1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1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17"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1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1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20"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23"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24"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25"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26"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27"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28"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29"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0"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31"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32"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33"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34"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35"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36"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37"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38"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39"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0"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41"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42"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43"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44"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45"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46"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47"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48"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49"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50"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51"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52"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53"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54"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55"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56"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57"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58"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59"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0"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61"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62"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63"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64"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65"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66"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67"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68"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6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7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771" loext:num-list-format="·"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7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74" loext:num-list-format="·"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7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7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77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7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7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8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8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8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8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8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86" loext:num-list-format="·" style:num-suffix="·" text:bullet-char="·">
        <style:list-level-properties text:list-level-position-and-space-mode="label-alignment">
          <style:list-level-label-alignment text:label-followed-by="listtab" fo:text-indent="-0.25in" fo:margin-left="0.4925in"/>
        </style:list-level-properties>
        <style:text-properties style:font-name="Symbol1"/>
      </text:list-level-style-bullet>
      <text:list-level-style-bullet text:level="2" text:style-name="ListLabel_20_787" loext:num-list-format="o" style:num-suffix="o" text:bullet-char="o">
        <style:list-level-properties text:list-level-position-and-space-mode="label-alignment">
          <style:list-level-label-alignment text:label-followed-by="listtab" fo:text-indent="-0.25in" fo:margin-left="0.9925in"/>
        </style:list-level-properties>
        <style:text-properties style:font-name="Courier New1"/>
      </text:list-level-style-bullet>
      <text:list-level-style-bullet text:level="3" text:style-name="ListLabel_20_788" loext:num-list-format="§" style:num-suffix="§" text:bullet-char="§">
        <style:list-level-properties text:list-level-position-and-space-mode="label-alignment">
          <style:list-level-label-alignment text:label-followed-by="listtab" fo:text-indent="-0.25in" fo:margin-left="1.4925in"/>
        </style:list-level-properties>
        <style:text-properties style:font-name="Wingdings1"/>
      </text:list-level-style-bullet>
      <text:list-level-style-bullet text:level="4" text:style-name="ListLabel_20_789" loext:num-list-format="·" style:num-suffix="·" text:bullet-char="·">
        <style:list-level-properties text:list-level-position-and-space-mode="label-alignment">
          <style:list-level-label-alignment text:label-followed-by="listtab" fo:text-indent="-0.25in" fo:margin-left="1.9925in"/>
        </style:list-level-properties>
        <style:text-properties style:font-name="Symbol1"/>
      </text:list-level-style-bullet>
      <text:list-level-style-bullet text:level="5" text:style-name="ListLabel_20_790" loext:num-list-format="o" style:num-suffix="o" text:bullet-char="o">
        <style:list-level-properties text:list-level-position-and-space-mode="label-alignment">
          <style:list-level-label-alignment text:label-followed-by="listtab" fo:text-indent="-0.25in" fo:margin-left="2.4925in"/>
        </style:list-level-properties>
        <style:text-properties style:font-name="Courier New1"/>
      </text:list-level-style-bullet>
      <text:list-level-style-bullet text:level="6" text:style-name="ListLabel_20_791" loext:num-list-format="§" style:num-suffix="§" text:bullet-char="§">
        <style:list-level-properties text:list-level-position-and-space-mode="label-alignment">
          <style:list-level-label-alignment text:label-followed-by="listtab" fo:text-indent="-0.25in" fo:margin-left="2.9925in"/>
        </style:list-level-properties>
        <style:text-properties style:font-name="Wingdings1"/>
      </text:list-level-style-bullet>
      <text:list-level-style-bullet text:level="7" text:style-name="ListLabel_20_792" loext:num-list-format="·" style:num-suffix="·" text:bullet-char="·">
        <style:list-level-properties text:list-level-position-and-space-mode="label-alignment">
          <style:list-level-label-alignment text:label-followed-by="listtab" fo:text-indent="-0.25in" fo:margin-left="3.4925in"/>
        </style:list-level-properties>
        <style:text-properties style:font-name="Symbol1"/>
      </text:list-level-style-bullet>
      <text:list-level-style-bullet text:level="8" text:style-name="ListLabel_20_793" loext:num-list-format="o" style:num-suffix="o" text:bullet-char="o">
        <style:list-level-properties text:list-level-position-and-space-mode="label-alignment">
          <style:list-level-label-alignment text:label-followed-by="listtab" fo:text-indent="-0.25in" fo:margin-left="3.9925in"/>
        </style:list-level-properties>
        <style:text-properties style:font-name="Courier New1"/>
      </text:list-level-style-bullet>
      <text:list-level-style-bullet text:level="9" text:style-name="ListLabel_20_794" loext:num-list-format="§" style:num-suffix="§" text:bullet-char="§">
        <style:list-level-properties text:list-level-position-and-space-mode="label-alignment">
          <style:list-level-label-alignment text:label-followed-by="listtab" fo:text-indent="-0.25in" fo:margin-left="4.49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text:style-name="ListLabel_20_79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9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9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9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9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0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0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text:style-name="ListLabel_20_80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ing Lin</meta:initial-creator>
    <dc:language>zh-CN</dc:language>
    <meta:editing-cycles>338</meta:editing-cycles>
    <meta:creation-date>2016-07-13T19:49:00</meta:creation-date>
    <dc:date>2022-11-27T16:37:55.675000000</dc:date>
    <meta:generator>LibreOffice/7.4.2.3$Windows_X86_64 LibreOffice_project/382eef1f22670f7f4118c8c2dd222ec7ad009daf</meta:generator>
    <meta:editing-duration>PT4H47M25S</meta:editing-duration>
    <meta:document-statistic meta:table-count="12" meta:image-count="0" meta:object-count="0" meta:page-count="8" meta:paragraph-count="202" meta:word-count="2350" meta:character-count="16246" meta:non-whitespace-character-count="1419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